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TablePreview3.svm"/>
  <manifest:file-entry manifest:media-type="" manifest:full-path="Pictures/TablePreview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true" fo:min-height="0.962cm" fo:min-width="12.868cm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middle" draw:auto-grow-height="true" fo:min-height="1.895cm" fo:padding-top="0.13cm" fo:padding-bottom="0.13cm" fo:padding-left="0.25cm" fo:padding-right="0.25cm" fo:wrap-option="wrap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notes">
      <style:graphic-properties draw:fill-color="#ffffff" fo:min-height="13.367cm"/>
    </style:style>
    <style:style style:name="co1" style:family="table-column">
      <style:table-column-properties style:column-width="2.586cm" style:use-optimal-column-width="false"/>
    </style:style>
    <style:style style:name="co2" style:family="table-column">
      <style:table-column-properties style:column-width="4.088cm" style:use-optimal-column-width="false"/>
    </style:style>
    <style:style style:name="co3" style:family="table-column">
      <style:table-column-properties style:column-width="2.619cm" style:use-optimal-column-width="false"/>
    </style:style>
    <style:style style:name="co4" style:family="table-column">
      <style:table-column-properties style:column-width="2.839cm" style:use-optimal-column-width="false"/>
    </style:style>
    <style:style style:name="co5" style:family="table-column">
      <style:table-column-properties style:column-width="3.387cm" style:use-optimal-column-width="false"/>
    </style:style>
    <style:style style:name="co6" style:family="table-column">
      <style:table-column-properties style:column-width="2.868cm" style:use-optimal-column-width="false"/>
    </style:style>
    <style:style style:name="co7" style:family="table-column">
      <style:table-column-properties style:column-width="2.878cm" style:use-optimal-column-width="false"/>
    </style:style>
    <style:style style:name="co8" style:family="table-column">
      <style:table-column-properties style:column-width="3.353cm" style:use-optimal-column-width="false"/>
    </style:style>
    <style:style style:name="co9" style:family="table-column">
      <style:table-column-properties style:column-width="3.382cm" style:use-optimal-column-width="false"/>
    </style:style>
    <style:style style:name="co10" style:family="table-column">
      <style:table-column-properties style:column-width="2.771cm" style:use-optimal-column-width="false"/>
    </style:style>
    <style:style style:name="co11" style:family="table-column">
      <style:table-column-properties style:column-width="4.19cm" style:use-optimal-column-width="false"/>
    </style:style>
    <style:style style:name="co12" style:family="table-column">
      <style:table-column-properties style:column-width="2.702cm" style:use-optimal-column-width="false"/>
    </style:style>
    <style:style style:name="co13" style:family="table-column">
      <style:table-column-properties style:column-width="2.989cm" style:use-optimal-column-width="false"/>
    </style:style>
    <style:style style:name="co14" style:family="table-column">
      <style:table-column-properties style:column-width="3.679cm" style:use-optimal-column-width="false"/>
    </style:style>
    <style:style style:name="co15" style:family="table-column">
      <style:table-column-properties style:column-width="2.007cm" style:use-optimal-column-width="false"/>
    </style:style>
    <style:style style:name="co16" style:family="table-column">
      <style:table-column-properties style:column-width="2.999cm" style:use-optimal-column-width="false"/>
    </style:style>
    <style:style style:name="co17" style:family="table-column">
      <style:table-column-properties style:column-width="3.29cm" style:use-optimal-column-width="false"/>
    </style:style>
    <style:style style:name="co18" style:family="table-column">
      <style:table-column-properties style:column-width="3.373cm" style:use-optimal-column-width="false"/>
    </style:style>
    <style:style style:name="co19" style:family="table-column">
      <style:table-column-properties style:column-width="2.819cm" style:use-optimal-column-width="false"/>
    </style:style>
    <style:style style:name="co20" style:family="table-column">
      <style:table-column-properties style:column-width="4.184cm" style:use-optimal-column-width="false"/>
    </style:style>
    <style:style style:name="co21" style:family="table-column">
      <style:table-column-properties style:column-width="2.698cm" style:use-optimal-column-width="false"/>
    </style:style>
    <style:style style:name="co22" style:family="table-column">
      <style:table-column-properties style:column-width="2.697cm" style:use-optimal-column-width="false"/>
    </style:style>
    <style:style style:name="co23" style:family="table-column">
      <style:table-column-properties style:column-width="2.64cm" style:use-optimal-column-width="false"/>
    </style:style>
    <style:style style:name="co24" style:family="table-column">
      <style:table-column-properties style:column-width="2.848cm" style:use-optimal-column-width="false"/>
    </style:style>
    <style:style style:name="co25" style:family="table-column">
      <style:table-column-properties style:column-width="3.324cm" style:use-optimal-column-width="false"/>
    </style:style>
    <style:style style:name="co26" style:family="table-column">
      <style:table-column-properties style:column-width="3.801cm" style:use-optimal-column-width="false"/>
    </style:style>
    <style:style style:name="ro1" style:family="table-row">
      <style:table-row-properties style:row-height="0.748cm"/>
    </style:style>
    <style:style style:name="ro2" style:family="table-row">
      <style:table-row-properties style:row-height="2.332cm"/>
    </style:style>
    <style:style style:name="ro3" style:family="table-row">
      <style:table-row-properties style:row-height="2.333cm"/>
    </style:style>
    <style:style style:name="ro4" style:family="table-row">
      <style:table-row-properties style:row-height="2.844cm"/>
    </style:style>
    <style:style style:name="ro5" style:family="table-row">
      <style:table-row-properties style:row-height="2.848cm"/>
    </style:style>
    <style:style style:name="ro6" style:family="table-row">
      <style:table-row-properties style:row-height="2.337cm"/>
    </style:style>
    <style:style style:name="ro7" style:family="table-row">
      <style:table-row-properties style:row-height="0.875cm"/>
    </style:style>
    <style:style style:name="ro8" style:family="table-row">
      <style:table-row-properties style:row-height="2.513cm"/>
    </style:style>
    <style:style style:name="ro9" style:family="table-row">
      <style:table-row-properties style:row-height="2.751cm"/>
    </style:style>
    <style:style style:name="ro10" style:family="table-row">
      <style:table-row-properties style:row-height="2.75cm"/>
    </style:style>
    <style:style style:name="ro11" style:family="table-row">
      <style:table-row-properties style:row-height="2.691cm"/>
    </style:style>
    <style:style style:name="ro12" style:family="table-row">
      <style:table-row-properties style:row-height="0.806cm"/>
    </style:style>
    <style:style style:name="ro13" style:family="table-row">
      <style:table-row-properties style:row-height="1.823cm"/>
    </style:style>
    <style:style style:name="ro14" style:family="table-row">
      <style:table-row-properties style:row-height="2.537cm"/>
    </style:style>
    <style:style style:name="ro15" style:family="table-row">
      <style:table-row-properties style:row-height="2.536cm"/>
    </style:style>
    <style:style style:name="ro16" style:family="table-row">
      <style:table-row-properties style:row-height="1.978cm"/>
    </style:style>
    <style:style style:name="ro17" style:family="table-row">
      <style:table-row-properties style:row-height="2.542cm"/>
    </style:style>
    <style:style style:name="ce1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2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3" style:family="table-cell">
      <style:graphic-properties style:repeat="repeat"/>
    </style:style>
    <style:style style:name="ce4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5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6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7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8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9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0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1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2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3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4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indent="0cm" style:border-line-width="0.008cm 0cm 0.008cm" fo:border="0.008cm solid #000000" style:punctuation-wrap="hanging" style:line-break="strict"/>
    </style:style>
    <style:style style:name="ce15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6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7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8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9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20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21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22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23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indent="0cm" style:border-line-width="0.008cm 0cm 0.008cm" fo:border="0.008cm solid #000000" style:punctuation-wrap="hanging" style:line-break="strict"/>
    </style:style>
    <style:style style:name="ce24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25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26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27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28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29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30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31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32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indent="0cm" style:border-line-width="0.008cm 0cm 0.008cm" fo:border="0.008cm solid #000000" style:punctuation-wrap="hanging" style:line-break="strict"/>
    </style:style>
    <style:style style:name="ce33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34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35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36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37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38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39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40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41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indent="0cm" style:border-line-width="0.008cm 0cm 0.008cm" fo:border="0.008cm solid #000000" style:punctuation-wrap="hanging" style:line-break="strict"/>
    </style:style>
    <style:style style:name="ce42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43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44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45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46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47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48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49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50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indent="0cm" style:border-line-width="0.008cm 0cm 0.008cm" fo:border="0.008cm solid #000000" style:punctuation-wrap="hanging" style:line-break="strict"/>
    </style:style>
    <style:style style:name="ce51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52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53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54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55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56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57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58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59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indent="0cm" style:border-line-width="0.008cm 0cm 0.008cm" fo:border="0.008cm solid #000000" style:punctuation-wrap="hanging" style:line-break="strict"/>
    </style:style>
    <style:style style:name="ce60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61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62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63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64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65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66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67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68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indent="0cm" style:border-line-width="0.008cm 0cm 0.008cm" fo:border="0.008cm solid #000000" style:punctuation-wrap="hanging" style:line-break="strict"/>
    </style:style>
    <style:style style:name="ce69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70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71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72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73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74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75" style:family="table-cell">
      <style:graphic-properties draw:fill="none" style:repeat="repeat" draw:textarea-vertical-align="top" fo:padding-top="0.127cm" fo:padding-bottom="0.127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7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7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7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7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8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8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8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8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8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8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8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8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8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style:border-line-width="0.008cm 0cm 0.008cm" fo:border="0.008cm solid #000000" style:punctuation-wrap="hanging" style:line-break="strict"/>
    </style:style>
    <style:style style:name="ce8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9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9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9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9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9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9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9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9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style:border-line-width="0.008cm 0cm 0.008cm" fo:border="0.008cm solid #000000" style:punctuation-wrap="hanging" style:line-break="strict"/>
    </style:style>
    <style:style style:name="ce9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9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0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0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0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0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0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0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0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style:border-line-width="0.008cm 0cm 0.008cm" fo:border="0.008cm solid #000000" style:punctuation-wrap="hanging" style:line-break="strict"/>
    </style:style>
    <style:style style:name="ce10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0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0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1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1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1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style:border-line-width="0.008cm 0cm 0.008cm" fo:border="0.008cm solid #000000" style:punctuation-wrap="hanging" style:line-break="strict"/>
    </style:style>
    <style:style style:name="ce11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1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1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1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2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2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2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2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2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style:border-line-width="0.008cm 0cm 0.008cm" fo:border="0.008cm solid #000000" style:punctuation-wrap="hanging" style:line-break="strict"/>
    </style:style>
    <style:style style:name="ce12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2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2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2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2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3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3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3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3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style:border-line-width="0.008cm 0cm 0.008cm" fo:border="0.008cm solid #000000" style:punctuation-wrap="hanging" style:line-break="strict"/>
    </style:style>
    <style:style style:name="ce13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3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3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3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3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3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4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4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4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4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4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4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4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4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4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4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5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5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5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5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style:border-line-width="0.008cm 0cm 0.008cm" fo:border="0.008cm solid #000000" style:punctuation-wrap="hanging" style:line-break="strict"/>
    </style:style>
    <style:style style:name="ce15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5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5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5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5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5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6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6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6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style:border-line-width="0.008cm 0cm 0.008cm" fo:border="0.008cm solid #000000" style:punctuation-wrap="hanging" style:line-break="strict"/>
    </style:style>
    <style:style style:name="ce16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6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6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6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6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6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6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7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7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style:border-line-width="0.008cm 0cm 0.008cm" fo:border="0.008cm solid #000000" style:punctuation-wrap="hanging" style:line-break="strict"/>
    </style:style>
    <style:style style:name="ce17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7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7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7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7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7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7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7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8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style:border-line-width="0.008cm 0cm 0.008cm" fo:border="0.008cm solid #000000" style:punctuation-wrap="hanging" style:line-break="strict"/>
    </style:style>
    <style:style style:name="ce18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8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8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8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8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8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8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8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8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style:border-line-width="0.008cm 0cm 0.008cm" fo:border="0.008cm solid #000000" style:punctuation-wrap="hanging" style:line-break="strict"/>
    </style:style>
    <style:style style:name="ce19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9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9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9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9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9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9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9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19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style:border-line-width="0.008cm 0cm 0.008cm" fo:border="0.008cm solid #000000" style:punctuation-wrap="hanging" style:line-break="strict"/>
    </style:style>
    <style:style style:name="ce19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20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20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20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20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20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205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206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207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indent="0cm" style:border-line-width="0.008cm 0cm 0.008cm" fo:border="0.008cm solid #000000" style:punctuation-wrap="hanging" style:line-break="strict"/>
    </style:style>
    <style:style style:name="ce208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209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210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21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212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213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ce214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style:border-line-width="0.008cm 0cm 0.008cm" fo:border="0.008cm solid #000000" style:punctuation-wrap="hanging" style:line-break="strict"/>
    </style:style>
    <style:style style:name="P1" style:family="paragraph">
      <style:paragraph-properties fo:margin-left="0cm" fo:margin-right="0cm" fo:text-align="center" fo:text-indent="0cm" style:punctuation-wrap="hanging" style:line-break="strict"/>
      <style:text-properties fo:font-size="26.5pt"/>
    </style:style>
    <style:style style:name="P2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26.5pt"/>
    </style:style>
    <style:style style:name="P3" style:family="paragraph">
      <style:paragraph-properties fo:margin-left="0cm" fo:margin-right="0cm" fo:line-height="100%" fo:text-align="center" fo:text-indent="0cm" style:punctuation-wrap="hanging" style:line-break="strict"/>
      <style:text-properties fo:font-size="26.5pt"/>
    </style:style>
    <style:style style:name="P4" style:family="paragraph">
      <style:paragraph-properties fo:margin-left="0cm" fo:margin-right="0cm" fo:line-height="100%" fo:text-align="center" fo:text-indent="0cm"/>
      <style:text-properties fo:font-size="26.5pt"/>
    </style:style>
    <style:style style:name="P5" style:family="paragraph">
      <style:paragraph-properties fo:margin-left="0cm" fo:margin-right="0cm" fo:line-height="100%" fo:text-indent="0cm" style:punctuation-wrap="hanging" style:line-break="strict"/>
      <style:text-properties fo:font-size="26.5pt"/>
    </style:style>
    <style:style style:name="P6" style:family="paragraph">
      <style:paragraph-properties fo:margin-left="0cm" fo:margin-right="0cm" fo:line-height="100%" fo:text-indent="0cm"/>
      <style:text-properties fo:font-size="26.5pt"/>
    </style:style>
    <style:style style:name="P7" style:family="paragraph">
      <style:text-properties fo:font-size="14pt"/>
    </style:style>
    <style:style style:name="P8" style:family="paragraph">
      <style:paragraph-properties fo:margin-left="0cm" fo:margin-right="0cm" fo:text-indent="0cm"/>
      <style:text-properties fo:font-size="26.5pt"/>
    </style:style>
    <style:style style:name="T1" style:family="text">
      <style:text-properties fo:font-size="20pt" fo:language="en" fo:country="US" fo:font-weight="bold" style:font-family-asian="'Times New Roman'" style:font-family-generic-asian="roman" style:font-pitch-asian="variable" style:font-size-asian="20pt" style:font-weight-asian="bold" style:font-family-complex="'Times New Roman'" style:font-family-generic-complex="roman" style:font-pitch-complex="variable" style:font-size-complex="20pt" style:font-weight-complex="bold"/>
    </style:style>
    <style:style style:name="T2" style:family="text">
      <style:text-properties fo:color="#0000ff" fo:font-family="Arial" style:font-pitch="variable" fo:font-size="11pt" fo:language="en" fo:country="US" fo:font-style="italic" fo:font-weight="bold" style:font-family-asian="Arial" style:font-pitch-asian="variable" style:font-size-asian="11pt" style:font-style-asian="italic" style:font-weight-asian="bold" style:font-family-complex="Arial" style:font-pitch-complex="variable" style:font-size-complex="11pt" style:font-style-complex="italic" style:font-weight-complex="bold"/>
    </style:style>
    <style:style style:name="T3" style:family="text">
      <style:text-properties fo:color="#0000ff" fo:font-family="Arial" style:font-pitch="variable" fo:font-size="10pt" fo:language="en" fo:country="US" fo:font-style="italic" fo:font-weight="bold" style:font-family-asian="Arial" style:font-pitch-asian="variable" style:font-size-asian="10pt" style:font-style-asian="italic" style:font-weight-asian="bold" style:font-family-complex="Arial" style:font-pitch-complex="variable" style:font-size-complex="10pt" style:font-style-complex="italic" style:font-weight-complex="bold"/>
    </style:style>
    <style:style style:name="T4" style:family="text">
      <style:text-properties fo:color="#0000ff" fo:font-family="Arial" style:font-pitch="variable" fo:font-size="18pt" fo:language="en" fo:country="US" fo:font-style="italic" fo:font-weight="bold" style:font-family-asian="Arial" style:font-pitch-asian="variable" style:font-size-asian="18pt" style:font-style-asian="italic" style:font-weight-asian="bold" style:font-family-complex="Arial" style:font-pitch-complex="variable" style:font-size-complex="18pt" style:font-style-complex="italic" style:font-weight-complex="bold"/>
    </style:style>
    <style:style style:name="T5" style:family="text">
      <style:text-properties fo:color="#0000ff" fo:font-family="Arial" style:font-pitch="variable" fo:font-size="9pt" fo:language="en" fo:country="US" fo:font-style="italic" fo:font-weight="bold" style:font-family-asian="Arial" style:font-pitch-asian="variable" style:font-size-asian="9pt" style:font-style-asian="italic" style:font-weight-asian="bold" style:font-family-complex="Arial" style:font-pitch-complex="variable" style:font-size-complex="9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cc6600" fo:font-size="75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-">
        <style:list-level-properties/>
        <style:text-properties fo:font-family="Arial" style:font-family-generic="swiss" style:font-pitch="variable" fo:color="#cc6600" fo:font-size="75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Diploma Pembantu Perubatan</text:p>
          </draw:text-box>
        </draw:frame>
        <draw:frame presentation:style-name="pr2" draw:layer="layout" svg:width="25.199cm" svg:height="13.859cm" svg:x="1.4cm" svg:y="4.914cm" presentation:class="subtitle" presentation:user-transformed="true">
          <draw:text-box>
            <text:p>Penilaian Tahun 1, Semester 1</text:p>
            <text:p>Penilaian Tahun 1, Semester 2</text:p>
            <text:p>Penilaian Tahun 2, Semester 3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 43" draw:style-name="dp3" draw:master-page-name="Default" presentation:use-date-time-name="dtd1">
        <draw:custom-shape draw:name="Rectangle 128" draw:style-name="gr2" draw:text-style-name="P2" draw:layer="layout" svg:width="13.368cm" svg:height="1.222cm" svg:x="9.005cm" svg:y="0.355cm">
          <text:list text:style-name="L3">
            <text:list-header>
              <text:p text:style-name="P1"><text:span text:style-name="T1">PENILAIAN TAHUN 1 SEMESTER I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standard" draw:layer="layout" svg:width="27.999cm" svg:height="20.439cm" svg:x="0.001cm" svg:y="1.56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3">
              <table:table-cell table:style-name="ce1" table:number-rows-spanned="2">
                <text:list text:style-name="L4">
                  <text:list-header>
                    <text:p text:style-name="P3"><text:span text:style-name="T2"/></text:p>
                    <text:p text:style-name="P4"><text:span text:style-name="T2">Kod Kursus</text:span></text:p>
                  </text:list-header>
                </text:list>
              </table:table-cell>
              <table:table-cell table:style-name="ce2" table:number-columns-spanned="3">
                <text:list text:continue-numbering="true" text:style-name="L4">
                  <text:list-header>
                    <text:p text:style-name="P3"><text:span text:style-name="T3">FORMATIF (30%)</text:span></text:p>
                  </text:list-header>
                </text:list>
              </table:table-cell>
              <table:covered-table-cell/>
              <table:covered-table-cell/>
              <table:table-cell table:style-name="ce4" table:number-columns-spanned="5">
                <text:list text:continue-numbering="true" text:style-name="L4">
                  <text:list-header>
                    <text:p text:style-name="P3"><text:span text:style-name="T3">SUMATIF (70%)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2">
              <table:covered-table-cell table:style-name="ce3"/>
              <table:table-cell table:style-name="ce5">
                <text:list text:continue-numbering="true" text:style-name="L4">
                  <text:list-header>
                    <text:p text:style-name="P3"><text:span text:style-name="T2">Kaedah <text:s/>Penilaian MID Semester</text:span></text:p>
                    <text:p text:style-name="P4"><text:span text:style-name="T2">(Minggu 12)</text:span></text:p>
                  </text:list-header>
                </text:list>
              </table:table-cell>
              <table:table-cell table:style-name="ce6">
                <text:list text:continue-numbering="true" text:style-name="L4">
                  <text:list-header>
                    <text:p text:style-name="P3"><text:span text:style-name="T2">Bil Soalan</text:span></text:p>
                  </text:list-header>
                </text:list>
              </table:table-cell>
              <table:table-cell table:style-name="ce7">
                <text:list text:continue-numbering="true" text:style-name="L4">
                  <text:list-header>
                    <text:p text:style-name="P3"><text:span text:style-name="T2">Wajaran</text:span></text:p>
                  </text:list-header>
                </text:list>
              </table:table-cell>
              <table:table-cell table:style-name="ce8">
                <text:list text:continue-numbering="true" text:style-name="L4">
                  <text:list-header>
                    <text:p text:style-name="P3"><text:span text:style-name="T2">Format</text:span></text:p>
                    <text:p text:style-name="P4"><text:span text:style-name="T2">Soalan</text:span></text:p>
                  </text:list-header>
                </text:list>
              </table:table-cell>
              <table:table-cell table:style-name="ce9">
                <text:list text:continue-numbering="true" text:style-name="L4">
                  <text:list-header>
                    <text:p text:style-name="P3"><text:span text:style-name="T2">Bil Soalan</text:span></text:p>
                  </text:list-header>
                </text:list>
              </table:table-cell>
              <table:table-cell table:style-name="ce10">
                <text:list text:continue-numbering="true" text:style-name="L4">
                  <text:list-header>
                    <text:p text:style-name="P3"><text:span text:style-name="T2">Wajaran</text:span></text:p>
                  </text:list-header>
                </text:list>
              </table:table-cell>
              <table:table-cell table:style-name="ce11">
                <text:list text:continue-numbering="true" text:style-name="L4">
                  <text:list-header>
                    <text:p text:style-name="P3"><text:span text:style-name="T2">Jumlah Wajaran</text:span></text:p>
                  </text:list-header>
                </text:list>
              </table:table-cell>
              <table:table-cell table:style-name="ce12">
                <text:list text:continue-numbering="true" text:style-name="L4">
                  <text:list-header>
                    <text:p text:style-name="P3"><text:span text:style-name="T2">JUMLAH</text:span></text:p>
                  </text:list-header>
                </text:list>
              </table:table-cell>
            </table:table-row>
            <table:table-row table:style-name="ro3">
              <table:table-cell table:style-name="ce13">
                <text:list text:continue-numbering="true" text:style-name="L4">
                  <text:list-header>
                    <text:p text:style-name="P3"><text:span text:style-name="T2">MAAP 1114</text:span></text:p>
                  </text:list-header>
                </text:list>
              </table:table-cell>
              <table:table-cell table:style-name="ce14">
                <text:list text:continue-numbering="true" text:style-name="L4">
                  <text:list-header>
                    <text:p text:style-name="P5"><text:span text:style-name="T2">Ujian:</text:span></text:p>
                    <text:p text:style-name="P6"><text:span text:style-name="T2">- MCQ</text:span></text:p>
                  </text:list-header>
                </text:list>
                <text:list text:style-name="L5">
                  <text:list-item>
                    <text:p text:style-name="P6"><text:span text:style-name="T2">MEQ</text:span></text:p>
                  </text:list-item>
                  <text:list-item>
                    <text:p text:style-name="P6"><text:span text:style-name="T2">-Tugasan</text:span></text:p>
                  </text:list-item>
                </text:list>
              </table:table-cell>
              <table:table-cell table:style-name="ce15">
                <text:list text:style-name="L4">
                  <text:list-header>
                    <text:p text:style-name="P3"><text:span text:style-name="T2"/></text:p>
                    <text:p text:style-name="P3"><text:span text:style-name="T2">20</text:span></text:p>
                    <text:p text:style-name="P4"><text:span text:style-name="T2">1</text:span></text:p>
                  </text:list-header>
                </text:list>
              </table:table-cell>
              <table:table-cell table:style-name="ce16">
                <text:list text:continue-numbering="true" text:style-name="L4">
                  <text:list-header>
                    <text:p text:style-name="P3"><text:span text:style-name="T2"><text:s/></text:span></text:p>
                    <text:p text:style-name="P3"><text:span text:style-name="T2">15%</text:span></text:p>
                    <text:p text:style-name="P3"><text:span text:style-name="T2">10%</text:span></text:p>
                    <text:p text:style-name="P4"><text:span text:style-name="T2"><text:s text:c="2"/></text:span><text:span text:style-name="T2">5%</text:span></text:p>
                  </text:list-header>
                </text:list>
              </table:table-cell>
              <table:table-cell table:style-name="ce17">
                <text:list text:continue-numbering="true" text:style-name="L4">
                  <text:list-header>
                    <text:p text:style-name="P3"><text:span text:style-name="T2">MCQ</text:span></text:p>
                    <text:p text:style-name="P4"><text:span text:style-name="T2">MEQ</text:span></text:p>
                  </text:list-header>
                </text:list>
              </table:table-cell>
              <table:table-cell table:style-name="ce18">
                <text:list text:continue-numbering="true" text:style-name="L4">
                  <text:list-header>
                    <text:p text:style-name="P3"><text:span text:style-name="T2">45</text:span></text:p>
                    <text:p text:style-name="P4"><text:span text:style-name="T2">3</text:span></text:p>
                  </text:list-header>
                </text:list>
              </table:table-cell>
              <table:table-cell table:style-name="ce19">
                <text:list text:continue-numbering="true" text:style-name="L4">
                  <text:list-header>
                    <text:p text:style-name="P3"><text:span text:style-name="T2">40%</text:span></text:p>
                    <text:p text:style-name="P4"><text:span text:style-name="T2">30%</text:span></text:p>
                  </text:list-header>
                </text:list>
              </table:table-cell>
              <table:table-cell table:style-name="ce20">
                <text:list text:continue-numbering="true" text:style-name="L4">
                  <text:list-header>
                    <text:p text:style-name="P3"><text:span text:style-name="T2">70%</text:span></text:p>
                  </text:list-header>
                </text:list>
              </table:table-cell>
              <table:table-cell table:style-name="ce21">
                <text:list text:continue-numbering="true" text:style-name="L4">
                  <text:list-header>
                    <text:p text:style-name="P3"><text:span text:style-name="T2">100%</text:span></text:p>
                  </text:list-header>
                </text:list>
              </table:table-cell>
            </table:table-row>
            <table:table-row table:style-name="ro3">
              <table:table-cell table:style-name="ce22">
                <text:list text:continue-numbering="true" text:style-name="L4">
                  <text:list-header>
                    <text:p text:style-name="P3"><text:span text:style-name="T2">MAMB</text:span></text:p>
                    <text:p text:style-name="P4"><text:span text:style-name="T2">1112</text:span></text:p>
                  </text:list-header>
                </text:list>
              </table:table-cell>
              <table:table-cell table:style-name="ce23">
                <text:list text:continue-numbering="true" text:style-name="L4">
                  <text:list-header>
                    <text:p text:style-name="P5"><text:span text:style-name="T2">Ujian:</text:span></text:p>
                    <text:p text:style-name="P6"><text:span text:style-name="T2">- MCQ</text:span></text:p>
                  </text:list-header>
                </text:list>
                <text:list text:style-name="L5">
                  <text:list-item>
                    <text:p text:style-name="P6"><text:span text:style-name="T2">MEQ</text:span></text:p>
                  </text:list-item>
                  <text:list-item>
                    <text:p text:style-name="P6"><text:span text:style-name="T2">-Tugasan</text:span></text:p>
                  </text:list-item>
                </text:list>
              </table:table-cell>
              <table:table-cell table:style-name="ce24">
                <text:list text:style-name="L4">
                  <text:list-header>
                    <text:p text:style-name="P3"><text:span text:style-name="T2"/></text:p>
                    <text:p text:style-name="P3"><text:span text:style-name="T2">20</text:span></text:p>
                    <text:p text:style-name="P4"><text:span text:style-name="T2">1</text:span></text:p>
                  </text:list-header>
                </text:list>
              </table:table-cell>
              <table:table-cell table:style-name="ce25">
                <text:list text:continue-numbering="true" text:style-name="L4">
                  <text:list-header>
                    <text:p text:style-name="P3"><text:span text:style-name="T2">15%</text:span></text:p>
                    <text:p text:style-name="P3"><text:span text:style-name="T2">10%</text:span></text:p>
                    <text:p text:style-name="P4"><text:span text:style-name="T2"><text:s text:c="2"/></text:span><text:span text:style-name="T2">5%</text:span></text:p>
                  </text:list-header>
                </text:list>
              </table:table-cell>
              <table:table-cell table:style-name="ce26">
                <text:list text:continue-numbering="true" text:style-name="L4">
                  <text:list-header>
                    <text:p text:style-name="P3"><text:span text:style-name="T2">MCQ</text:span></text:p>
                    <text:p text:style-name="P4"><text:span text:style-name="T2">MEQ</text:span></text:p>
                  </text:list-header>
                </text:list>
              </table:table-cell>
              <table:table-cell table:style-name="ce27">
                <text:list text:continue-numbering="true" text:style-name="L4">
                  <text:list-header>
                    <text:p text:style-name="P3"><text:span text:style-name="T2">30</text:span></text:p>
                    <text:p text:style-name="P4"><text:span text:style-name="T2">2</text:span></text:p>
                  </text:list-header>
                </text:list>
              </table:table-cell>
              <table:table-cell table:style-name="ce28">
                <text:list text:continue-numbering="true" text:style-name="L4">
                  <text:list-header>
                    <text:p text:style-name="P3"><text:span text:style-name="T2">40%</text:span></text:p>
                    <text:p text:style-name="P4"><text:span text:style-name="T2">30%</text:span></text:p>
                  </text:list-header>
                </text:list>
              </table:table-cell>
              <table:table-cell table:style-name="ce29">
                <text:list text:continue-numbering="true" text:style-name="L4">
                  <text:list-header>
                    <text:p text:style-name="P3"><text:span text:style-name="T2">70%</text:span></text:p>
                  </text:list-header>
                </text:list>
              </table:table-cell>
              <table:table-cell table:style-name="ce30">
                <text:list text:continue-numbering="true" text:style-name="L4">
                  <text:list-header>
                    <text:p text:style-name="P3"><text:span text:style-name="T2">100%</text:span></text:p>
                  </text:list-header>
                </text:list>
              </table:table-cell>
            </table:table-row>
            <table:table-row table:style-name="ro2">
              <table:table-cell table:style-name="ce31">
                <text:list text:continue-numbering="true" text:style-name="L4">
                  <text:list-header>
                    <text:p text:style-name="P3"><text:span text:style-name="T2">MAAP 1113</text:span></text:p>
                  </text:list-header>
                </text:list>
              </table:table-cell>
              <table:table-cell table:style-name="ce32">
                <text:list text:continue-numbering="true" text:style-name="L4">
                  <text:list-header>
                    <text:p text:style-name="P5"><text:span text:style-name="T2">Ujian:</text:span></text:p>
                    <text:p text:style-name="P6"><text:span text:style-name="T2">- MCQ</text:span></text:p>
                  </text:list-header>
                </text:list>
                <text:list text:style-name="L5">
                  <text:list-item>
                    <text:p text:style-name="P6"><text:span text:style-name="T2">MEQ</text:span></text:p>
                  </text:list-item>
                  <text:list-item>
                    <text:p text:style-name="P6"><text:span text:style-name="T2">-Tugasan</text:span></text:p>
                  </text:list-item>
                </text:list>
              </table:table-cell>
              <table:table-cell table:style-name="ce33">
                <text:list text:style-name="L4">
                  <text:list-header>
                    <text:p text:style-name="P3"><text:span text:style-name="T2"/></text:p>
                    <text:p text:style-name="P3"><text:span text:style-name="T2">20</text:span></text:p>
                    <text:p text:style-name="P4"><text:span text:style-name="T2">1</text:span></text:p>
                  </text:list-header>
                </text:list>
              </table:table-cell>
              <table:table-cell table:style-name="ce34">
                <text:list text:continue-numbering="true" text:style-name="L4">
                  <text:list-header>
                    <text:p text:style-name="P3"><text:span text:style-name="T2">15%</text:span></text:p>
                    <text:p text:style-name="P3"><text:span text:style-name="T2">10%</text:span></text:p>
                    <text:p text:style-name="P4"><text:span text:style-name="T2"><text:s text:c="2"/></text:span><text:span text:style-name="T2">5%</text:span></text:p>
                  </text:list-header>
                </text:list>
              </table:table-cell>
              <table:table-cell table:style-name="ce35">
                <text:list text:continue-numbering="true" text:style-name="L4">
                  <text:list-header>
                    <text:p text:style-name="P3"><text:span text:style-name="T2">MCQ</text:span></text:p>
                    <text:p text:style-name="P4"><text:span text:style-name="T2">MEQ</text:span></text:p>
                    <text:p text:style-name="P4"><text:span text:style-name="T2"/></text:p>
                  </text:list-header>
                </text:list>
              </table:table-cell>
              <table:table-cell table:style-name="ce36">
                <text:list text:continue-numbering="true" text:style-name="L4">
                  <text:list-header>
                    <text:p text:style-name="P3"><text:span text:style-name="T2">45</text:span></text:p>
                    <text:p text:style-name="P4"><text:span text:style-name="T2">2</text:span></text:p>
                    <text:p text:style-name="P4"><text:span text:style-name="T2"/></text:p>
                  </text:list-header>
                </text:list>
              </table:table-cell>
              <table:table-cell table:style-name="ce37">
                <text:list text:continue-numbering="true" text:style-name="L4">
                  <text:list-header>
                    <text:p text:style-name="P3"><text:span text:style-name="T2">40%</text:span></text:p>
                    <text:p text:style-name="P4"><text:span text:style-name="T2">30%</text:span></text:p>
                  </text:list-header>
                </text:list>
              </table:table-cell>
              <table:table-cell table:style-name="ce38">
                <text:list text:continue-numbering="true" text:style-name="L4">
                  <text:list-header>
                    <text:p text:style-name="P3"><text:span text:style-name="T2">70%</text:span></text:p>
                  </text:list-header>
                </text:list>
              </table:table-cell>
              <table:table-cell table:style-name="ce39">
                <text:list text:continue-numbering="true" text:style-name="L4">
                  <text:list-header>
                    <text:p text:style-name="P3"><text:span text:style-name="T2">100%</text:span></text:p>
                  </text:list-header>
                </text:list>
              </table:table-cell>
            </table:table-row>
            <table:table-row table:style-name="ro4">
              <table:table-cell table:style-name="ce40">
                <text:list text:continue-numbering="true" text:style-name="L4">
                  <text:list-header>
                    <text:p text:style-name="P3"><text:span text:style-name="T2">MABC 1112</text:span></text:p>
                  </text:list-header>
                </text:list>
              </table:table-cell>
              <table:table-cell table:style-name="ce41">
                <text:list text:continue-numbering="true" text:style-name="L4">
                  <text:list-header>
                    <text:p text:style-name="P5"><text:span text:style-name="T2">Ujian:</text:span></text:p>
                    <text:p text:style-name="P6"><text:span text:style-name="T2">- MCQ</text:span></text:p>
                  </text:list-header>
                </text:list>
                <text:list text:style-name="L5">
                  <text:list-item>
                    <text:p text:style-name="P6"><text:span text:style-name="T2">MEQ</text:span></text:p>
                  </text:list-item>
                  <text:list-item>
                    <text:p text:style-name="P6"><text:span text:style-name="T2">-Tugasan</text:span></text:p>
                    <text:p text:style-name="P6"><text:span text:style-name="T2"/></text:p>
                  </text:list-item>
                </text:list>
              </table:table-cell>
              <table:table-cell table:style-name="ce42">
                <text:list text:style-name="L4">
                  <text:list-header>
                    <text:p text:style-name="P3"><text:span text:style-name="T2"/></text:p>
                    <text:p text:style-name="P3"><text:span text:style-name="T2">20</text:span></text:p>
                    <text:p text:style-name="P4"><text:span text:style-name="T2">1</text:span></text:p>
                  </text:list-header>
                </text:list>
              </table:table-cell>
              <table:table-cell table:style-name="ce43">
                <text:list text:continue-numbering="true" text:style-name="L4">
                  <text:list-header>
                    <text:p text:style-name="P3"><text:span text:style-name="T2">15%</text:span></text:p>
                    <text:p text:style-name="P3"><text:span text:style-name="T2">10%</text:span></text:p>
                    <text:p text:style-name="P4"><text:span text:style-name="T2"><text:s text:c="2"/></text:span><text:span text:style-name="T2">5%</text:span></text:p>
                  </text:list-header>
                </text:list>
              </table:table-cell>
              <table:table-cell table:style-name="ce44">
                <text:list text:continue-numbering="true" text:style-name="L4">
                  <text:list-header>
                    <text:p text:style-name="P3"><text:span text:style-name="T2">MCQ</text:span></text:p>
                    <text:p text:style-name="P4"><text:span text:style-name="T2">MEQ</text:span></text:p>
                  </text:list-header>
                </text:list>
              </table:table-cell>
              <table:table-cell table:style-name="ce45">
                <text:list text:continue-numbering="true" text:style-name="L4">
                  <text:list-header>
                    <text:p text:style-name="P3"><text:span text:style-name="T2">30</text:span></text:p>
                    <text:p text:style-name="P4"><text:span text:style-name="T2">2</text:span></text:p>
                  </text:list-header>
                </text:list>
              </table:table-cell>
              <table:table-cell table:style-name="ce46">
                <text:list text:continue-numbering="true" text:style-name="L4">
                  <text:list-header>
                    <text:p text:style-name="P3"><text:span text:style-name="T2">40%</text:span></text:p>
                    <text:p text:style-name="P4"><text:span text:style-name="T2">30%</text:span></text:p>
                  </text:list-header>
                </text:list>
              </table:table-cell>
              <table:table-cell table:style-name="ce47">
                <text:list text:continue-numbering="true" text:style-name="L4">
                  <text:list-header>
                    <text:p text:style-name="P3"><text:span text:style-name="T2">70%</text:span></text:p>
                  </text:list-header>
                </text:list>
              </table:table-cell>
              <table:table-cell table:style-name="ce48">
                <text:list text:continue-numbering="true" text:style-name="L4">
                  <text:list-header>
                    <text:p text:style-name="P3"><text:span text:style-name="T2">100%</text:span></text:p>
                  </text:list-header>
                </text:list>
              </table:table-cell>
            </table:table-row>
            <table:table-row table:style-name="ro5">
              <table:table-cell table:style-name="ce49">
                <text:list text:continue-numbering="true" text:style-name="L4">
                  <text:list-header>
                    <text:p text:style-name="P3"><text:span text:style-name="T2">MABS 1112</text:span></text:p>
                  </text:list-header>
                </text:list>
              </table:table-cell>
              <table:table-cell table:style-name="ce50">
                <text:list text:continue-numbering="true" text:style-name="L4">
                  <text:list-header>
                    <text:p text:style-name="P5"><text:span text:style-name="T2">Ujian:</text:span></text:p>
                    <text:p text:style-name="P6"><text:span text:style-name="T2">- MCQ</text:span></text:p>
                  </text:list-header>
                </text:list>
                <text:list text:style-name="L5">
                  <text:list-item>
                    <text:p text:style-name="P6"><text:span text:style-name="T2">MEQ</text:span></text:p>
                  </text:list-item>
                  <text:list-item>
                    <text:p text:style-name="P6"><text:span text:style-name="T2">-Tugasan</text:span></text:p>
                    <text:p text:style-name="P6"><text:span text:style-name="T2"/></text:p>
                  </text:list-item>
                </text:list>
              </table:table-cell>
              <table:table-cell table:style-name="ce51">
                <text:list text:style-name="L4">
                  <text:list-header>
                    <text:p text:style-name="P3"><text:span text:style-name="T2"/></text:p>
                    <text:p text:style-name="P3"><text:span text:style-name="T2">20</text:span></text:p>
                    <text:p text:style-name="P4"><text:span text:style-name="T2">1</text:span></text:p>
                  </text:list-header>
                </text:list>
              </table:table-cell>
              <table:table-cell table:style-name="ce52">
                <text:list text:continue-numbering="true" text:style-name="L4">
                  <text:list-header>
                    <text:p text:style-name="P3"><text:span text:style-name="T2">15%</text:span></text:p>
                    <text:p text:style-name="P3"><text:span text:style-name="T2">10%</text:span></text:p>
                    <text:p text:style-name="P4"><text:span text:style-name="T2"><text:s text:c="2"/></text:span><text:span text:style-name="T2">5%</text:span></text:p>
                  </text:list-header>
                </text:list>
              </table:table-cell>
              <table:table-cell table:style-name="ce53">
                <text:list text:continue-numbering="true" text:style-name="L4">
                  <text:list-header>
                    <text:p text:style-name="P3"><text:span text:style-name="T2">MCQ</text:span></text:p>
                    <text:p text:style-name="P4"><text:span text:style-name="T2">MEQ</text:span></text:p>
                  </text:list-header>
                </text:list>
              </table:table-cell>
              <table:table-cell table:style-name="ce54">
                <text:list text:continue-numbering="true" text:style-name="L4">
                  <text:list-header>
                    <text:p text:style-name="P3"><text:span text:style-name="T2">30</text:span></text:p>
                    <text:p text:style-name="P4"><text:span text:style-name="T2">2</text:span></text:p>
                  </text:list-header>
                </text:list>
              </table:table-cell>
              <table:table-cell table:style-name="ce55">
                <text:list text:continue-numbering="true" text:style-name="L4">
                  <text:list-header>
                    <text:p text:style-name="P3"><text:span text:style-name="T2">40%</text:span></text:p>
                    <text:p text:style-name="P4"><text:span text:style-name="T2">30%</text:span></text:p>
                  </text:list-header>
                </text:list>
              </table:table-cell>
              <table:table-cell table:style-name="ce56">
                <text:list text:continue-numbering="true" text:style-name="L4">
                  <text:list-header>
                    <text:p text:style-name="P3"><text:span text:style-name="T2">70%</text:span></text:p>
                  </text:list-header>
                </text:list>
              </table:table-cell>
              <table:table-cell table:style-name="ce57">
                <text:list text:continue-numbering="true" text:style-name="L4">
                  <text:list-header>
                    <text:p text:style-name="P3"><text:span text:style-name="T2">100%</text:span></text:p>
                  </text:list-header>
                </text:list>
              </table:table-cell>
            </table:table-row>
            <table:table-row table:style-name="ro3">
              <table:table-cell table:style-name="ce58">
                <text:list text:continue-numbering="true" text:style-name="L4">
                  <text:list-header>
                    <text:p text:style-name="P3"><text:span text:style-name="T2">MANS 1113</text:span></text:p>
                  </text:list-header>
                </text:list>
              </table:table-cell>
              <table:table-cell table:style-name="ce59">
                <text:list text:continue-numbering="true" text:style-name="L4">
                  <text:list-header>
                    <text:p text:style-name="P5"><text:span text:style-name="T2">Ujian:</text:span></text:p>
                    <text:p text:style-name="P6"><text:span text:style-name="T2">- MCQ</text:span></text:p>
                    <text:p text:style-name="P6"><text:span text:style-name="T2">- MEQ</text:span></text:p>
                    <text:p text:style-name="P6"><text:span text:style-name="T2">- OSCE</text:span></text:p>
                  </text:list-header>
                </text:list>
              </table:table-cell>
              <table:table-cell table:style-name="ce60">
                <text:list text:continue-numbering="true" text:style-name="L4">
                  <text:list-header>
                    <text:p text:style-name="P3"><text:span text:style-name="T2"/></text:p>
                    <text:p text:style-name="P3"><text:span text:style-name="T2">20</text:span></text:p>
                    <text:p text:style-name="P4"><text:span text:style-name="T2">1</text:span></text:p>
                  </text:list-header>
                </text:list>
              </table:table-cell>
              <table:table-cell table:style-name="ce61">
                <text:list text:continue-numbering="true" text:style-name="L4">
                  <text:list-header>
                    <text:p text:style-name="P3"><text:span text:style-name="T2">15%</text:span></text:p>
                    <text:p text:style-name="P3"><text:span text:style-name="T2">10%</text:span></text:p>
                    <text:p text:style-name="P4"><text:span text:style-name="T2"><text:s text:c="2"/></text:span><text:span text:style-name="T2">5%</text:span></text:p>
                  </text:list-header>
                </text:list>
              </table:table-cell>
              <table:table-cell table:style-name="ce62">
                <text:list text:continue-numbering="true" text:style-name="L4">
                  <text:list-header>
                    <text:p text:style-name="P3"><text:span text:style-name="T2">MCQ</text:span></text:p>
                    <text:p text:style-name="P4"><text:span text:style-name="T2">MEQ</text:span></text:p>
                    <text:p text:style-name="P4"><text:span text:style-name="T2"/></text:p>
                  </text:list-header>
                </text:list>
              </table:table-cell>
              <table:table-cell table:style-name="ce63">
                <text:list text:continue-numbering="true" text:style-name="L4">
                  <text:list-header>
                    <text:p text:style-name="P3"><text:span text:style-name="T2">30</text:span></text:p>
                    <text:p text:style-name="P4"><text:span text:style-name="T2">2</text:span></text:p>
                  </text:list-header>
                </text:list>
              </table:table-cell>
              <table:table-cell table:style-name="ce64">
                <text:list text:continue-numbering="true" text:style-name="L4">
                  <text:list-header>
                    <text:p text:style-name="P3"><text:span text:style-name="T2">40%</text:span></text:p>
                    <text:p text:style-name="P4"><text:span text:style-name="T2">30%</text:span></text:p>
                    <text:p text:style-name="P4"><text:span text:style-name="T2"/></text:p>
                  </text:list-header>
                </text:list>
              </table:table-cell>
              <table:table-cell table:style-name="ce65">
                <text:list text:continue-numbering="true" text:style-name="L4">
                  <text:list-header>
                    <text:p text:style-name="P3"><text:span text:style-name="T2">70%</text:span></text:p>
                  </text:list-header>
                </text:list>
              </table:table-cell>
              <table:table-cell table:style-name="ce66">
                <text:list text:continue-numbering="true" text:style-name="L4">
                  <text:list-header>
                    <text:p text:style-name="P3"><text:span text:style-name="T2">100%</text:span></text:p>
                  </text:list-header>
                </text:list>
              </table:table-cell>
            </table:table-row>
            <table:table-row table:style-name="ro6">
              <table:table-cell table:style-name="ce67">
                <text:list text:continue-numbering="true" text:style-name="L4">
                  <text:list-header>
                    <text:p text:style-name="P3"><text:span text:style-name="T2">MACH 1113</text:span></text:p>
                  </text:list-header>
                </text:list>
              </table:table-cell>
              <table:table-cell table:style-name="ce68">
                <text:list text:continue-numbering="true" text:style-name="L4">
                  <text:list-header>
                    <text:p text:style-name="P5"><text:span text:style-name="T2">Ujian:</text:span></text:p>
                    <text:p text:style-name="P6"><text:span text:style-name="T2">- MCQ</text:span></text:p>
                    <text:p text:style-name="P6"><text:span text:style-name="T2">- MEQ</text:span></text:p>
                    <text:p text:style-name="P6"><text:span text:style-name="T2">- Tugasan</text:span></text:p>
                  </text:list-header>
                </text:list>
              </table:table-cell>
              <table:table-cell table:style-name="ce69">
                <text:list text:continue-numbering="true" text:style-name="L4">
                  <text:list-header>
                    <text:p text:style-name="P3"><text:span text:style-name="T2"/></text:p>
                    <text:p text:style-name="P3"><text:span text:style-name="T2">20</text:span></text:p>
                    <text:p text:style-name="P4"><text:span text:style-name="T2">1</text:span></text:p>
                    <text:p text:style-name="P4"><text:span text:style-name="T2">1</text:span></text:p>
                  </text:list-header>
                </text:list>
              </table:table-cell>
              <table:table-cell table:style-name="ce70">
                <text:list text:continue-numbering="true" text:style-name="L4">
                  <text:list-header>
                    <text:p text:style-name="P3"><text:span text:style-name="T2">15%</text:span></text:p>
                    <text:p text:style-name="P3"><text:span text:style-name="T2">10%</text:span></text:p>
                    <text:p text:style-name="P4"><text:span text:style-name="T2"><text:s text:c="2"/></text:span><text:span text:style-name="T2">5%</text:span></text:p>
                  </text:list-header>
                </text:list>
              </table:table-cell>
              <table:table-cell table:style-name="ce71">
                <text:list text:continue-numbering="true" text:style-name="L4">
                  <text:list-header>
                    <text:p text:style-name="P3"><text:span text:style-name="T2">MCQ</text:span></text:p>
                    <text:p text:style-name="P4"><text:span text:style-name="T2">MEQ</text:span></text:p>
                    <text:p text:style-name="P4"><text:span text:style-name="T2"/></text:p>
                  </text:list-header>
                </text:list>
              </table:table-cell>
              <table:table-cell table:style-name="ce72">
                <text:list text:continue-numbering="true" text:style-name="L4">
                  <text:list-header>
                    <text:p text:style-name="P3"><text:span text:style-name="T2">40</text:span></text:p>
                    <text:p text:style-name="P4"><text:span text:style-name="T2">2</text:span></text:p>
                    <text:p text:style-name="P4"><text:span text:style-name="T2"/></text:p>
                  </text:list-header>
                </text:list>
              </table:table-cell>
              <table:table-cell table:style-name="ce73">
                <text:list text:continue-numbering="true" text:style-name="L4">
                  <text:list-header>
                    <text:p text:style-name="P3"><text:span text:style-name="T2">40%</text:span></text:p>
                    <text:p text:style-name="P4"><text:span text:style-name="T2">30%</text:span></text:p>
                  </text:list-header>
                </text:list>
              </table:table-cell>
              <table:table-cell table:style-name="ce74">
                <text:list text:continue-numbering="true" text:style-name="L4">
                  <text:list-header>
                    <text:p text:style-name="P3"><text:span text:style-name="T2">70%</text:span></text:p>
                  </text:list-header>
                </text:list>
              </table:table-cell>
              <table:table-cell table:style-name="ce75">
                <text:list text:continue-numbering="true" text:style-name="L4">
                  <text:list-header>
                    <text:p text:style-name="P3"><text:span text:style-name="T2">100%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cm" svg:height="11.139cm" svg:x="3.5cm" svg:y="2.226cm" draw:page-number="2" presentation:class="page"/>
          <draw:frame presentation:style-name="pr4" draw:text-style-name="P7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Slide 44" draw:style-name="dp3" draw:master-page-name="Default" presentation:use-date-time-name="dtd1">
        <draw:custom-shape draw:name="Rectangle 4" draw:style-name="gr3" draw:text-style-name="P2" draw:layer="layout" svg:width="27.946cm" svg:height="2.155cm" svg:x="0.053cm" svg:y="0.006cm">
          <text:list text:style-name="L3">
            <text:list-header>
              <text:p text:style-name="P1"><text:span text:style-name="T1">PENILAIAN TAHUN 1 SEMESTER II</text:span></text:p>
              <text:p text:style-name="P8"><text:span text:style-name="T1"/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standard" draw:layer="layout" svg:width="27.999cm" svg:height="19.832cm" svg:x="0.001cm" svg:y="1.166cm">
          <table:table>
            <table:table-column table:style-name="co10"/>
            <table:table-column table:style-name="co11"/>
            <table:table-column table:style-name="co12"/>
            <table:table-column table:style-name="co13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7" table:default-cell-style-name="ce3">
              <table:table-cell table:style-name="ce76" table:number-rows-spanned="2">
                <text:list text:style-name="L4">
                  <text:list-header>
                    <text:p text:style-name="P3"><text:span text:style-name="T3">Kod Kursus</text:span></text:p>
                  </text:list-header>
                </text:list>
              </table:table-cell>
              <table:table-cell table:style-name="ce77" table:number-columns-spanned="3">
                <text:list text:continue-numbering="true" text:style-name="L4">
                  <text:list-header>
                    <text:p text:style-name="P3"><text:span text:style-name="T3">FORMATIF (30%)</text:span></text:p>
                  </text:list-header>
                </text:list>
              </table:table-cell>
              <table:covered-table-cell/>
              <table:covered-table-cell/>
              <table:table-cell table:style-name="ce78" table:number-columns-spanned="5">
                <text:list text:continue-numbering="true" text:style-name="L4">
                  <text:list-header>
                    <text:p text:style-name="P3"><text:span text:style-name="T3">SUMATIF (70%)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8">
              <table:covered-table-cell table:style-name="ce3"/>
              <table:table-cell table:style-name="ce79">
                <text:list text:continue-numbering="true" text:style-name="L4">
                  <text:list-header>
                    <text:p text:style-name="P3"><text:span text:style-name="T3">Kaedah <text:s/>Penilaian Mid Semester</text:span></text:p>
                    <text:p text:style-name="P4"><text:span text:style-name="T3">(Minggu 12)</text:span></text:p>
                  </text:list-header>
                </text:list>
              </table:table-cell>
              <table:table-cell table:style-name="ce80">
                <text:list text:continue-numbering="true" text:style-name="L4">
                  <text:list-header>
                    <text:p text:style-name="P3"><text:span text:style-name="T3">Bil Soalan</text:span></text:p>
                  </text:list-header>
                </text:list>
              </table:table-cell>
              <table:table-cell table:style-name="ce81">
                <text:list text:continue-numbering="true" text:style-name="L4">
                  <text:list-header>
                    <text:p text:style-name="P3"><text:span text:style-name="T3">Wajaran</text:span></text:p>
                  </text:list-header>
                </text:list>
              </table:table-cell>
              <table:table-cell table:style-name="ce82">
                <text:list text:continue-numbering="true" text:style-name="L4">
                  <text:list-header>
                    <text:p text:style-name="P3"><text:span text:style-name="T3">Format</text:span></text:p>
                    <text:p text:style-name="P3"><text:span text:style-name="T3">Soalan</text:span></text:p>
                  </text:list-header>
                </text:list>
              </table:table-cell>
              <table:table-cell table:style-name="ce83">
                <text:list text:continue-numbering="true" text:style-name="L4">
                  <text:list-header>
                    <text:p text:style-name="P3"><text:span text:style-name="T3">Bil Soalan</text:span></text:p>
                  </text:list-header>
                </text:list>
              </table:table-cell>
              <table:table-cell table:style-name="ce84">
                <text:list text:continue-numbering="true" text:style-name="L4">
                  <text:list-header>
                    <text:p text:style-name="P3"><text:span text:style-name="T3">Wajaran</text:span></text:p>
                  </text:list-header>
                </text:list>
              </table:table-cell>
              <table:table-cell table:style-name="ce85">
                <text:list text:continue-numbering="true" text:style-name="L4">
                  <text:list-header>
                    <text:p text:style-name="P3"><text:span text:style-name="T3">Jumlah Wajaran</text:span></text:p>
                  </text:list-header>
                </text:list>
              </table:table-cell>
              <table:table-cell table:style-name="ce86">
                <text:list text:continue-numbering="true" text:style-name="L4">
                  <text:list-header>
                    <text:p text:style-name="P3"><text:span text:style-name="T3">JUMLAH</text:span></text:p>
                  </text:list-header>
                </text:list>
              </table:table-cell>
            </table:table-row>
            <table:table-row table:style-name="ro9">
              <table:table-cell table:style-name="ce87">
                <text:list text:continue-numbering="true" text:style-name="L4">
                  <text:list-header>
                    <text:p text:style-name="P3"><text:span text:style-name="T2">MAMD 1214</text:span></text:p>
                  </text:list-header>
                </text:list>
              </table:table-cell>
              <table:table-cell table:style-name="ce88">
                <text:list text:continue-numbering="true" text:style-name="L4">
                  <text:list-header>
                    <text:p text:style-name="P5"><text:span text:style-name="T2">Ujian:</text:span></text:p>
                    <text:p text:style-name="P6"><text:span text:style-name="T2">- MCQ</text:span></text:p>
                    <text:p text:style-name="P6"><text:span text:style-name="T2">- MEQ</text:span></text:p>
                    <text:p text:style-name="P6"><text:span text:style-name="T2">- OSCE</text:span></text:p>
                  </text:list-header>
                </text:list>
              </table:table-cell>
              <table:table-cell table:style-name="ce89">
                <text:list text:continue-numbering="true" text:style-name="L4">
                  <text:list-header>
                    <text:p text:style-name="P3"><text:span text:style-name="T2"/></text:p>
                    <text:p text:style-name="P3"><text:span text:style-name="T2">20</text:span></text:p>
                    <text:p text:style-name="P4"><text:span text:style-name="T2">1</text:span></text:p>
                  </text:list-header>
                </text:list>
              </table:table-cell>
              <table:table-cell table:style-name="ce90">
                <text:list text:continue-numbering="true" text:style-name="L4">
                  <text:list-header>
                    <text:p text:style-name="P3"><text:span text:style-name="T2">15%</text:span></text:p>
                    <text:p text:style-name="P3"><text:span text:style-name="T2">10%</text:span></text:p>
                    <text:p text:style-name="P4"><text:span text:style-name="T2"><text:s text:c="2"/></text:span><text:span text:style-name="T2">5%</text:span></text:p>
                  </text:list-header>
                </text:list>
              </table:table-cell>
              <table:table-cell table:style-name="ce91">
                <text:list text:continue-numbering="true" text:style-name="L4">
                  <text:list-header>
                    <text:p text:style-name="P3"><text:span text:style-name="T2">MCQ</text:span></text:p>
                    <text:p text:style-name="P4"><text:span text:style-name="T2">MEQ</text:span></text:p>
                    <text:p text:style-name="P4"><text:span text:style-name="T2">OSCE</text:span></text:p>
                  </text:list-header>
                </text:list>
              </table:table-cell>
              <table:table-cell table:style-name="ce92">
                <text:list text:continue-numbering="true" text:style-name="L4">
                  <text:list-header>
                    <text:p text:style-name="P3"><text:span text:style-name="T2">45</text:span></text:p>
                    <text:p text:style-name="P4"><text:span text:style-name="T2">3</text:span></text:p>
                    <text:p text:style-name="P4"><text:span text:style-name="T2">3</text:span></text:p>
                  </text:list-header>
                </text:list>
              </table:table-cell>
              <table:table-cell table:style-name="ce93">
                <text:list text:continue-numbering="true" text:style-name="L4">
                  <text:list-header>
                    <text:p text:style-name="P3"><text:span text:style-name="T2">30%</text:span></text:p>
                    <text:p text:style-name="P4"><text:span text:style-name="T2">10%</text:span></text:p>
                    <text:p text:style-name="P4"><text:span text:style-name="T2"><text:s/></text:span><text:span text:style-name="T2">20%</text:span></text:p>
                    <text:p text:style-name="P4"><text:span text:style-name="T2">10%</text:span></text:p>
                  </text:list-header>
                </text:list>
              </table:table-cell>
              <table:table-cell table:style-name="ce94">
                <text:list text:continue-numbering="true" text:style-name="L4">
                  <text:list-header>
                    <text:p text:style-name="P3"><text:span text:style-name="T2">70%</text:span></text:p>
                  </text:list-header>
                </text:list>
              </table:table-cell>
              <table:table-cell table:style-name="ce95">
                <text:list text:continue-numbering="true" text:style-name="L4">
                  <text:list-header>
                    <text:p text:style-name="P3"><text:span text:style-name="T2">100%</text:span></text:p>
                  </text:list-header>
                </text:list>
              </table:table-cell>
            </table:table-row>
            <table:table-row table:style-name="ro9">
              <table:table-cell table:style-name="ce96">
                <text:list text:continue-numbering="true" text:style-name="L4">
                  <text:list-header>
                    <text:p text:style-name="P3"><text:span text:style-name="T2">MAGS 1213</text:span></text:p>
                  </text:list-header>
                </text:list>
              </table:table-cell>
              <table:table-cell table:style-name="ce97">
                <text:list text:continue-numbering="true" text:style-name="L4">
                  <text:list-header>
                    <text:p text:style-name="P5"><text:span text:style-name="T2">Ujian:</text:span></text:p>
                    <text:p text:style-name="P6"><text:span text:style-name="T2">- MCQ</text:span></text:p>
                    <text:p text:style-name="P6"><text:span text:style-name="T2">- MEQ</text:span></text:p>
                    <text:p text:style-name="P6"><text:span text:style-name="T2">- OSCE</text:span></text:p>
                  </text:list-header>
                </text:list>
              </table:table-cell>
              <table:table-cell table:style-name="ce98">
                <text:list text:continue-numbering="true" text:style-name="L4">
                  <text:list-header>
                    <text:p text:style-name="P3"><text:span text:style-name="T2"/></text:p>
                    <text:p text:style-name="P3"><text:span text:style-name="T2">20</text:span></text:p>
                    <text:p text:style-name="P4"><text:span text:style-name="T2">1</text:span></text:p>
                  </text:list-header>
                </text:list>
              </table:table-cell>
              <table:table-cell table:style-name="ce99">
                <text:list text:continue-numbering="true" text:style-name="L4">
                  <text:list-header>
                    <text:p text:style-name="P3"><text:span text:style-name="T2">15%</text:span></text:p>
                    <text:p text:style-name="P3"><text:span text:style-name="T2">10%</text:span></text:p>
                    <text:p text:style-name="P4"><text:span text:style-name="T2"><text:s text:c="2"/></text:span><text:span text:style-name="T2">5%</text:span></text:p>
                  </text:list-header>
                </text:list>
              </table:table-cell>
              <table:table-cell table:style-name="ce100">
                <text:list text:continue-numbering="true" text:style-name="L4">
                  <text:list-header>
                    <text:p text:style-name="P3"><text:span text:style-name="T2">MCQ</text:span></text:p>
                    <text:p text:style-name="P4"><text:span text:style-name="T2">MEQ</text:span></text:p>
                    <text:p text:style-name="P4"><text:span text:style-name="T2">OSCE</text:span></text:p>
                  </text:list-header>
                </text:list>
              </table:table-cell>
              <table:table-cell table:style-name="ce101">
                <text:list text:continue-numbering="true" text:style-name="L4">
                  <text:list-header>
                    <text:p text:style-name="P3"><text:span text:style-name="T2">45</text:span></text:p>
                    <text:p text:style-name="P4"><text:span text:style-name="T2">2</text:span></text:p>
                    <text:p text:style-name="P4"><text:span text:style-name="T2">3</text:span></text:p>
                  </text:list-header>
                </text:list>
              </table:table-cell>
              <table:table-cell table:style-name="ce102">
                <text:list text:continue-numbering="true" text:style-name="L4">
                  <text:list-header>
                    <text:p text:style-name="P3"><text:span text:style-name="T2">30%</text:span></text:p>
                    <text:p text:style-name="P4"><text:span text:style-name="T2">10%</text:span></text:p>
                    <text:p text:style-name="P4"><text:span text:style-name="T2">20%</text:span></text:p>
                    <text:p text:style-name="P4"><text:span text:style-name="T2">10%</text:span></text:p>
                  </text:list-header>
                </text:list>
              </table:table-cell>
              <table:table-cell table:style-name="ce103">
                <text:list text:continue-numbering="true" text:style-name="L4">
                  <text:list-header>
                    <text:p text:style-name="P3"><text:span text:style-name="T2">70%</text:span></text:p>
                  </text:list-header>
                </text:list>
              </table:table-cell>
              <table:table-cell table:style-name="ce104">
                <text:list text:continue-numbering="true" text:style-name="L4">
                  <text:list-header>
                    <text:p text:style-name="P3"><text:span text:style-name="T2">100%</text:span></text:p>
                  </text:list-header>
                </text:list>
              </table:table-cell>
            </table:table-row>
            <table:table-row table:style-name="ro9">
              <table:table-cell table:style-name="ce105">
                <text:list text:continue-numbering="true" text:style-name="L4">
                  <text:list-header>
                    <text:p text:style-name="P3"><text:span text:style-name="T2">MACH 1214</text:span></text:p>
                  </text:list-header>
                </text:list>
              </table:table-cell>
              <table:table-cell table:style-name="ce106">
                <text:list text:continue-numbering="true" text:style-name="L4">
                  <text:list-header>
                    <text:p text:style-name="P5"><text:span text:style-name="T2">Ujian:</text:span></text:p>
                    <text:p text:style-name="P6"><text:span text:style-name="T2">- MCQ</text:span></text:p>
                    <text:p text:style-name="P6"><text:span text:style-name="T2">- MEQ</text:span></text:p>
                    <text:p text:style-name="P6"><text:span text:style-name="T2">- TUGASAN</text:span></text:p>
                  </text:list-header>
                </text:list>
              </table:table-cell>
              <table:table-cell table:style-name="ce107">
                <text:list text:continue-numbering="true" text:style-name="L4">
                  <text:list-header>
                    <text:p text:style-name="P3"><text:span text:style-name="T2"/></text:p>
                    <text:p text:style-name="P3"><text:span text:style-name="T2">20</text:span></text:p>
                    <text:p text:style-name="P4"><text:span text:style-name="T2">1</text:span></text:p>
                    <text:p text:style-name="P4"><text:span text:style-name="T2">1</text:span></text:p>
                  </text:list-header>
                </text:list>
              </table:table-cell>
              <table:table-cell table:style-name="ce108">
                <text:list text:continue-numbering="true" text:style-name="L4">
                  <text:list-header>
                    <text:p text:style-name="P3"><text:span text:style-name="T2"><text:s/></text:span></text:p>
                    <text:p text:style-name="P3"><text:span text:style-name="T2">15%</text:span></text:p>
                    <text:p text:style-name="P3"><text:span text:style-name="T2">10%</text:span></text:p>
                    <text:p text:style-name="P4"><text:span text:style-name="T2"><text:s text:c="2"/></text:span><text:span text:style-name="T2">5%</text:span></text:p>
                  </text:list-header>
                </text:list>
              </table:table-cell>
              <table:table-cell table:style-name="ce109">
                <text:list text:continue-numbering="true" text:style-name="L4">
                  <text:list-header>
                    <text:p text:style-name="P3"><text:span text:style-name="T2">MCQ</text:span></text:p>
                    <text:p text:style-name="P4"><text:span text:style-name="T2">MEQ</text:span></text:p>
                    <text:p text:style-name="P4"><text:span text:style-name="T2">MEQ</text:span></text:p>
                  </text:list-header>
                </text:list>
              </table:table-cell>
              <table:table-cell table:style-name="ce110">
                <text:list text:continue-numbering="true" text:style-name="L4">
                  <text:list-header>
                    <text:p text:style-name="P3"><text:span text:style-name="T2">60</text:span></text:p>
                    <text:p text:style-name="P4"><text:span text:style-name="T2">2</text:span></text:p>
                    <text:p text:style-name="P4"><text:span text:style-name="T2">2</text:span></text:p>
                  </text:list-header>
                </text:list>
              </table:table-cell>
              <table:table-cell table:style-name="ce111">
                <text:list text:continue-numbering="true" text:style-name="L4">
                  <text:list-header>
                    <text:p text:style-name="P3"><text:span text:style-name="T2">40%</text:span></text:p>
                    <text:p text:style-name="P4"><text:span text:style-name="T2">10%</text:span></text:p>
                    <text:p text:style-name="P4"><text:span text:style-name="T2">20%</text:span></text:p>
                  </text:list-header>
                </text:list>
              </table:table-cell>
              <table:table-cell table:style-name="ce112">
                <text:list text:continue-numbering="true" text:style-name="L4">
                  <text:list-header>
                    <text:p text:style-name="P3"><text:span text:style-name="T2">70%</text:span></text:p>
                  </text:list-header>
                </text:list>
              </table:table-cell>
              <table:table-cell table:style-name="ce113">
                <text:list text:continue-numbering="true" text:style-name="L4">
                  <text:list-header>
                    <text:p text:style-name="P3"><text:span text:style-name="T2">100%</text:span></text:p>
                  </text:list-header>
                </text:list>
              </table:table-cell>
            </table:table-row>
            <table:table-row table:style-name="ro9">
              <table:table-cell table:style-name="ce114">
                <text:list text:continue-numbering="true" text:style-name="L4">
                  <text:list-header>
                    <text:p text:style-name="P3"><text:span text:style-name="T2">MANS 1213</text:span></text:p>
                  </text:list-header>
                </text:list>
              </table:table-cell>
              <table:table-cell table:style-name="ce115">
                <text:list text:continue-numbering="true" text:style-name="L4">
                  <text:list-header>
                    <text:p text:style-name="P5"><text:span text:style-name="T2">Ujian:</text:span></text:p>
                    <text:p text:style-name="P6"><text:span text:style-name="T2">- MCQ</text:span></text:p>
                    <text:p text:style-name="P6"><text:span text:style-name="T2">- MEQ</text:span></text:p>
                    <text:p text:style-name="P6"><text:span text:style-name="T2">- OSCE</text:span></text:p>
                  </text:list-header>
                </text:list>
              </table:table-cell>
              <table:table-cell table:style-name="ce116">
                <text:list text:continue-numbering="true" text:style-name="L4">
                  <text:list-header>
                    <text:p text:style-name="P3"><text:span text:style-name="T2"/></text:p>
                    <text:p text:style-name="P3"><text:span text:style-name="T2">20</text:span></text:p>
                    <text:p text:style-name="P4"><text:span text:style-name="T2">1</text:span></text:p>
                  </text:list-header>
                </text:list>
              </table:table-cell>
              <table:table-cell table:style-name="ce117">
                <text:list text:continue-numbering="true" text:style-name="L4">
                  <text:list-header>
                    <text:p text:style-name="P3"><text:span text:style-name="T2">15%</text:span></text:p>
                    <text:p text:style-name="P3"><text:span text:style-name="T2">10%</text:span></text:p>
                    <text:p text:style-name="P4"><text:span text:style-name="T2"><text:s text:c="2"/></text:span><text:span text:style-name="T2">5%</text:span></text:p>
                  </text:list-header>
                </text:list>
              </table:table-cell>
              <table:table-cell table:style-name="ce118">
                <text:list text:continue-numbering="true" text:style-name="L4">
                  <text:list-header>
                    <text:p text:style-name="P3"><text:span text:style-name="T2">MCQ</text:span></text:p>
                    <text:p text:style-name="P4"><text:span text:style-name="T2">MEQ</text:span></text:p>
                    <text:p text:style-name="P4"><text:span text:style-name="T2">OSCE</text:span></text:p>
                  </text:list-header>
                </text:list>
              </table:table-cell>
              <table:table-cell table:style-name="ce119">
                <text:list text:continue-numbering="true" text:style-name="L4">
                  <text:list-header>
                    <text:p text:style-name="P3"><text:span text:style-name="T2">45</text:span></text:p>
                    <text:p text:style-name="P4"><text:span text:style-name="T2">2</text:span></text:p>
                    <text:p text:style-name="P4"><text:span text:style-name="T2">2</text:span></text:p>
                    <text:p text:style-name="P4"><text:span text:style-name="T2"/></text:p>
                  </text:list-header>
                </text:list>
              </table:table-cell>
              <table:table-cell table:style-name="ce120">
                <text:list text:continue-numbering="true" text:style-name="L4">
                  <text:list-header>
                    <text:p text:style-name="P3"><text:span text:style-name="T2">30%</text:span></text:p>
                    <text:p text:style-name="P4"><text:span text:style-name="T2">10%</text:span></text:p>
                    <text:p text:style-name="P4"><text:span text:style-name="T2">20%</text:span></text:p>
                    <text:p text:style-name="P4"><text:span text:style-name="T2">10%</text:span></text:p>
                  </text:list-header>
                </text:list>
              </table:table-cell>
              <table:table-cell table:style-name="ce121">
                <text:list text:continue-numbering="true" text:style-name="L4">
                  <text:list-header>
                    <text:p text:style-name="P3"><text:span text:style-name="T2">70%</text:span></text:p>
                  </text:list-header>
                </text:list>
              </table:table-cell>
              <table:table-cell table:style-name="ce122">
                <text:list text:continue-numbering="true" text:style-name="L4">
                  <text:list-header>
                    <text:p text:style-name="P3"><text:span text:style-name="T2">100%</text:span></text:p>
                  </text:list-header>
                </text:list>
              </table:table-cell>
            </table:table-row>
            <table:table-row table:style-name="ro10">
              <table:table-cell table:style-name="ce123">
                <text:list text:continue-numbering="true" text:style-name="L4">
                  <text:list-header>
                    <text:p text:style-name="P3"><text:span text:style-name="T2">MAEM 1213</text:span></text:p>
                  </text:list-header>
                </text:list>
              </table:table-cell>
              <table:table-cell table:style-name="ce124">
                <text:list text:continue-numbering="true" text:style-name="L4">
                  <text:list-header>
                    <text:p text:style-name="P5"><text:span text:style-name="T2">Ujian:</text:span></text:p>
                    <text:p text:style-name="P6"><text:span text:style-name="T2">- MCQ</text:span></text:p>
                    <text:p text:style-name="P6"><text:span text:style-name="T2">- MEQ</text:span></text:p>
                    <text:p text:style-name="P6"><text:span text:style-name="T2">- OSCE</text:span></text:p>
                  </text:list-header>
                </text:list>
              </table:table-cell>
              <table:table-cell table:style-name="ce125">
                <text:list text:continue-numbering="true" text:style-name="L4">
                  <text:list-header>
                    <text:p text:style-name="P3"><text:span text:style-name="T2"/></text:p>
                    <text:p text:style-name="P3"><text:span text:style-name="T2">20</text:span></text:p>
                    <text:p text:style-name="P4"><text:span text:style-name="T2">1</text:span></text:p>
                  </text:list-header>
                </text:list>
              </table:table-cell>
              <table:table-cell table:style-name="ce126">
                <text:list text:continue-numbering="true" text:style-name="L4">
                  <text:list-header>
                    <text:p text:style-name="P3"><text:span text:style-name="T2">15%</text:span></text:p>
                    <text:p text:style-name="P3"><text:span text:style-name="T2">10%</text:span></text:p>
                    <text:p text:style-name="P4"><text:span text:style-name="T2"><text:s text:c="2"/></text:span><text:span text:style-name="T2">5%</text:span></text:p>
                  </text:list-header>
                </text:list>
              </table:table-cell>
              <table:table-cell table:style-name="ce127">
                <text:list text:continue-numbering="true" text:style-name="L4">
                  <text:list-header>
                    <text:p text:style-name="P3"><text:span text:style-name="T2">MCQ</text:span></text:p>
                    <text:p text:style-name="P4"><text:span text:style-name="T2">MEQ</text:span></text:p>
                    <text:p text:style-name="P4"><text:span text:style-name="T2">OSCE</text:span></text:p>
                  </text:list-header>
                </text:list>
              </table:table-cell>
              <table:table-cell table:style-name="ce128">
                <text:list text:continue-numbering="true" text:style-name="L4">
                  <text:list-header>
                    <text:p text:style-name="P3"><text:span text:style-name="T2">30</text:span></text:p>
                    <text:p text:style-name="P4"><text:span text:style-name="T2">2</text:span></text:p>
                    <text:p text:style-name="P4"><text:span text:style-name="T2">2</text:span></text:p>
                  </text:list-header>
                </text:list>
              </table:table-cell>
              <table:table-cell table:style-name="ce129">
                <text:list text:continue-numbering="true" text:style-name="L4">
                  <text:list-header>
                    <text:p text:style-name="P3"><text:span text:style-name="T2">30%</text:span></text:p>
                    <text:p text:style-name="P4"><text:span text:style-name="T2">10%</text:span></text:p>
                    <text:p text:style-name="P4"><text:span text:style-name="T2">20%</text:span></text:p>
                    <text:p text:style-name="P4"><text:span text:style-name="T2">10%</text:span></text:p>
                  </text:list-header>
                </text:list>
              </table:table-cell>
              <table:table-cell table:style-name="ce130">
                <text:list text:continue-numbering="true" text:style-name="L4">
                  <text:list-header>
                    <text:p text:style-name="P3"><text:span text:style-name="T2">70%</text:span></text:p>
                  </text:list-header>
                </text:list>
              </table:table-cell>
              <table:table-cell table:style-name="ce131">
                <text:list text:continue-numbering="true" text:style-name="L4">
                  <text:list-header>
                    <text:p text:style-name="P3"><text:span text:style-name="T2">100%</text:span></text:p>
                  </text:list-header>
                </text:list>
              </table:table-cell>
            </table:table-row>
            <table:table-row table:style-name="ro11">
              <table:table-cell table:style-name="ce132">
                <text:list text:continue-numbering="true" text:style-name="L4">
                  <text:list-header>
                    <text:p text:style-name="P3"><text:span text:style-name="T2">MACP 1213</text:span></text:p>
                  </text:list-header>
                </text:list>
              </table:table-cell>
              <table:table-cell table:style-name="ce133">
                <text:list text:continue-numbering="true" text:style-name="L4">
                  <text:list-header>
                    <text:p text:style-name="P5"><text:span text:style-name="T2">Ujian:</text:span></text:p>
                    <text:p text:style-name="P6"><text:span text:style-name="T2">- MCQ</text:span></text:p>
                  </text:list-header>
                </text:list>
                <text:list text:style-name="L5">
                  <text:list-item>
                    <text:p text:style-name="P6"><text:span text:style-name="T2">MEQ</text:span></text:p>
                  </text:list-item>
                  <text:list-item>
                    <text:p text:style-name="P6"><text:span text:style-name="T4">- </text:span><text:span text:style-name="T5">TUGASAN</text:span></text:p>
                  </text:list-item>
                </text:list>
              </table:table-cell>
              <table:table-cell table:style-name="ce134">
                <text:list text:style-name="L4">
                  <text:list-header>
                    <text:p text:style-name="P3"><text:span text:style-name="T2"/></text:p>
                    <text:p text:style-name="P3"><text:span text:style-name="T2">20</text:span></text:p>
                    <text:p text:style-name="P4"><text:span text:style-name="T2">1</text:span></text:p>
                    <text:p text:style-name="P4"><text:span text:style-name="T2">1</text:span></text:p>
                  </text:list-header>
                </text:list>
              </table:table-cell>
              <table:table-cell table:style-name="ce135">
                <text:list text:continue-numbering="true" text:style-name="L4">
                  <text:list-header>
                    <text:p text:style-name="P3"><text:span text:style-name="T2">15%</text:span></text:p>
                    <text:p text:style-name="P3"><text:span text:style-name="T2">10%</text:span></text:p>
                    <text:p text:style-name="P4"><text:span text:style-name="T2"><text:s text:c="2"/></text:span><text:span text:style-name="T2">5%</text:span></text:p>
                  </text:list-header>
                </text:list>
              </table:table-cell>
              <table:table-cell table:style-name="ce136">
                <text:list text:continue-numbering="true" text:style-name="L4">
                  <text:list-header>
                    <text:p text:style-name="P3"><text:span text:style-name="T2">MCQ</text:span></text:p>
                    <text:p text:style-name="P4"><text:span text:style-name="T2">MEQ</text:span></text:p>
                  </text:list-header>
                </text:list>
              </table:table-cell>
              <table:table-cell table:style-name="ce137">
                <text:list text:continue-numbering="true" text:style-name="L4">
                  <text:list-header>
                    <text:p text:style-name="P3"><text:span text:style-name="T2">30</text:span></text:p>
                    <text:p text:style-name="P4"><text:span text:style-name="T2">2</text:span></text:p>
                  </text:list-header>
                </text:list>
              </table:table-cell>
              <table:table-cell table:style-name="ce138">
                <text:list text:continue-numbering="true" text:style-name="L4">
                  <text:list-header>
                    <text:p text:style-name="P3"><text:span text:style-name="T2">40%</text:span></text:p>
                    <text:p text:style-name="P4"><text:span text:style-name="T2">30%</text:span></text:p>
                  </text:list-header>
                </text:list>
              </table:table-cell>
              <table:table-cell table:style-name="ce139">
                <text:list text:continue-numbering="true" text:style-name="L4">
                  <text:list-header>
                    <text:p text:style-name="P3"><text:span text:style-name="T2">70%</text:span></text:p>
                  </text:list-header>
                </text:list>
              </table:table-cell>
              <table:table-cell table:style-name="ce140">
                <text:list text:continue-numbering="true" text:style-name="L4">
                  <text:list-header>
                    <text:p text:style-name="P3"><text:span text:style-name="T2">100%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cm" svg:height="11.139cm" svg:x="3.5cm" svg:y="2.226cm" draw:page-number="3" presentation:class="page"/>
          <draw:frame presentation:style-name="pr4" draw:text-style-name="P7" draw:layer="layout" svg:width="16.8cm" svg:height="13.367cm" svg:x="2.1cm" svg:y="14.107cm" presentation:class="notes" presentation:placeholder="true">
            <draw:text-box/>
          </draw:frame>
        </presentation:notes>
      </draw:page>
      <draw:page draw:name="Slide 45" draw:style-name="dp3" draw:master-page-name="Default" presentation:use-date-time-name="dtd1">
        <draw:custom-shape draw:name="Rectangle 4" draw:style-name="gr3" draw:text-style-name="P2" draw:layer="layout" svg:width="27.927cm" svg:height="2.155cm" svg:x="0cm" svg:y="0.006cm">
          <text:list text:style-name="L3">
            <text:list-header>
              <text:p text:style-name="P1"><text:span text:style-name="T1">PENILAIAN TAHUN 2 SEMESTER I</text:span></text:p>
              <text:p text:style-name="P8"><text:span text:style-name="T1"/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standard" draw:layer="layout" svg:width="27.999cm" svg:height="19.832cm" svg:x="0.001cm" svg:y="1.166cm">
          <table:table>
            <table:table-column table:style-name="co19"/>
            <table:table-column table:style-name="co20"/>
            <table:table-column table:style-name="co21"/>
            <table:table-column table:style-name="co13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row table:style-name="ro12" table:default-cell-style-name="ce3">
              <table:table-cell table:style-name="ce141" table:number-rows-spanned="2">
                <text:list text:style-name="L4">
                  <text:list-header>
                    <text:p text:style-name="P3"><text:span text:style-name="T3">Kod Kursus</text:span></text:p>
                  </text:list-header>
                </text:list>
              </table:table-cell>
              <table:table-cell table:style-name="ce142" table:number-columns-spanned="3">
                <text:list text:continue-numbering="true" text:style-name="L4">
                  <text:list-header>
                    <text:p text:style-name="P3"><text:span text:style-name="T3">FORMATIF (30%)</text:span></text:p>
                  </text:list-header>
                </text:list>
              </table:table-cell>
              <table:covered-table-cell/>
              <table:covered-table-cell/>
              <table:table-cell table:style-name="ce143" table:number-columns-spanned="5">
                <text:list text:continue-numbering="true" text:style-name="L4">
                  <text:list-header>
                    <text:p text:style-name="P3"><text:span text:style-name="T3">SUMATIF (70%)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</table:table-row>
            <table:table-row table:style-name="ro13">
              <table:covered-table-cell table:style-name="ce3"/>
              <table:table-cell table:style-name="ce144">
                <text:list text:continue-numbering="true" text:style-name="L4">
                  <text:list-header>
                    <text:p text:style-name="P3"><text:span text:style-name="T3">Kaedah <text:s/>Penilaian Mid semester Minggu 12)</text:span></text:p>
                  </text:list-header>
                </text:list>
              </table:table-cell>
              <table:table-cell table:style-name="ce145">
                <text:list text:continue-numbering="true" text:style-name="L4">
                  <text:list-header>
                    <text:p text:style-name="P3"><text:span text:style-name="T3">Bil Soalan</text:span></text:p>
                  </text:list-header>
                </text:list>
              </table:table-cell>
              <table:table-cell table:style-name="ce146">
                <text:list text:continue-numbering="true" text:style-name="L4">
                  <text:list-header>
                    <text:p text:style-name="P3"><text:span text:style-name="T3">Wajaran</text:span></text:p>
                  </text:list-header>
                </text:list>
              </table:table-cell>
              <table:table-cell table:style-name="ce147">
                <text:list text:continue-numbering="true" text:style-name="L4">
                  <text:list-header>
                    <text:p text:style-name="P3"><text:span text:style-name="T3">Format</text:span></text:p>
                    <text:p text:style-name="P3"><text:span text:style-name="T3">Soalan</text:span></text:p>
                  </text:list-header>
                </text:list>
              </table:table-cell>
              <table:table-cell table:style-name="ce148">
                <text:list text:continue-numbering="true" text:style-name="L4">
                  <text:list-header>
                    <text:p text:style-name="P3"><text:span text:style-name="T3">Bil Soalan</text:span></text:p>
                  </text:list-header>
                </text:list>
              </table:table-cell>
              <table:table-cell table:style-name="ce149">
                <text:list text:continue-numbering="true" text:style-name="L4">
                  <text:list-header>
                    <text:p text:style-name="P3"><text:span text:style-name="T3">Wajaran</text:span></text:p>
                  </text:list-header>
                </text:list>
              </table:table-cell>
              <table:table-cell table:style-name="ce150">
                <text:list text:continue-numbering="true" text:style-name="L4">
                  <text:list-header>
                    <text:p text:style-name="P3"><text:span text:style-name="T3">Jumlah Wajaran</text:span></text:p>
                  </text:list-header>
                </text:list>
              </table:table-cell>
              <table:table-cell table:style-name="ce151">
                <text:list text:continue-numbering="true" text:style-name="L4">
                  <text:list-header>
                    <text:p text:style-name="P3"><text:span text:style-name="T3">JUMLAH</text:span></text:p>
                  </text:list-header>
                </text:list>
              </table:table-cell>
            </table:table-row>
            <table:table-row table:style-name="ro14">
              <table:table-cell table:style-name="ce152">
                <text:list text:continue-numbering="true" text:style-name="L4">
                  <text:list-header>
                    <text:p text:style-name="P3"><text:span text:style-name="T2">MAMD 2114</text:span></text:p>
                  </text:list-header>
                </text:list>
              </table:table-cell>
              <table:table-cell table:style-name="ce153">
                <text:list text:continue-numbering="true" text:style-name="L4">
                  <text:list-header>
                    <text:p text:style-name="P5"><text:span text:style-name="T2">Ujian:</text:span></text:p>
                    <text:p text:style-name="P6"><text:span text:style-name="T2">- MCQ</text:span></text:p>
                    <text:p text:style-name="P6"><text:span text:style-name="T2">- MEQ</text:span></text:p>
                    <text:p text:style-name="P6"><text:span text:style-name="T2">- OSCE</text:span></text:p>
                  </text:list-header>
                </text:list>
              </table:table-cell>
              <table:table-cell table:style-name="ce154">
                <text:list text:continue-numbering="true" text:style-name="L4">
                  <text:list-header>
                    <text:p text:style-name="P3"><text:span text:style-name="T2"/></text:p>
                    <text:p text:style-name="P3"><text:span text:style-name="T2">20</text:span></text:p>
                    <text:p text:style-name="P4"><text:span text:style-name="T2">1</text:span></text:p>
                  </text:list-header>
                </text:list>
              </table:table-cell>
              <table:table-cell table:style-name="ce155">
                <text:list text:continue-numbering="true" text:style-name="L4">
                  <text:list-header>
                    <text:p text:style-name="P3"><text:span text:style-name="T2">15%</text:span></text:p>
                    <text:p text:style-name="P3"><text:span text:style-name="T2">10%</text:span></text:p>
                    <text:p text:style-name="P4"><text:span text:style-name="T2"><text:s text:c="2"/></text:span><text:span text:style-name="T2">5%</text:span></text:p>
                  </text:list-header>
                </text:list>
              </table:table-cell>
              <table:table-cell table:style-name="ce156">
                <text:list text:continue-numbering="true" text:style-name="L4">
                  <text:list-header>
                    <text:p text:style-name="P3"><text:span text:style-name="T2">MCQ</text:span></text:p>
                    <text:p text:style-name="P4"><text:span text:style-name="T2">MEQ</text:span></text:p>
                    <text:p text:style-name="P4"><text:span text:style-name="T2">OSCE</text:span></text:p>
                  </text:list-header>
                </text:list>
              </table:table-cell>
              <table:table-cell table:style-name="ce157">
                <text:list text:continue-numbering="true" text:style-name="L4">
                  <text:list-header>
                    <text:p text:style-name="P3"><text:span text:style-name="T2">45</text:span></text:p>
                    <text:p text:style-name="P4"><text:span text:style-name="T2">3</text:span></text:p>
                    <text:p text:style-name="P4"><text:span text:style-name="T2">3</text:span></text:p>
                  </text:list-header>
                </text:list>
              </table:table-cell>
              <table:table-cell table:style-name="ce158">
                <text:list text:continue-numbering="true" text:style-name="L4">
                  <text:list-header>
                    <text:p text:style-name="P3"><text:span text:style-name="T2">30%</text:span></text:p>
                    <text:p text:style-name="P4"><text:span text:style-name="T2">10%</text:span></text:p>
                    <text:p text:style-name="P4"><text:span text:style-name="T2"><text:s/></text:span><text:span text:style-name="T2">20%</text:span></text:p>
                    <text:p text:style-name="P4"><text:span text:style-name="T2">10%</text:span></text:p>
                  </text:list-header>
                </text:list>
              </table:table-cell>
              <table:table-cell table:style-name="ce159">
                <text:list text:continue-numbering="true" text:style-name="L4">
                  <text:list-header>
                    <text:p text:style-name="P3"><text:span text:style-name="T2">70%</text:span></text:p>
                  </text:list-header>
                </text:list>
              </table:table-cell>
              <table:table-cell table:style-name="ce160">
                <text:list text:continue-numbering="true" text:style-name="L4">
                  <text:list-header>
                    <text:p text:style-name="P3"><text:span text:style-name="T2">100%</text:span></text:p>
                  </text:list-header>
                </text:list>
              </table:table-cell>
            </table:table-row>
            <table:table-row table:style-name="ro14">
              <table:table-cell table:style-name="ce161">
                <text:list text:continue-numbering="true" text:style-name="L4">
                  <text:list-header>
                    <text:p text:style-name="P3"><text:span text:style-name="T2">MAGS 2112</text:span></text:p>
                  </text:list-header>
                </text:list>
              </table:table-cell>
              <table:table-cell table:style-name="ce162">
                <text:list text:continue-numbering="true" text:style-name="L4">
                  <text:list-header>
                    <text:p text:style-name="P5"><text:span text:style-name="T2">Ujian:</text:span></text:p>
                    <text:p text:style-name="P6"><text:span text:style-name="T2">- MCQ</text:span></text:p>
                    <text:p text:style-name="P6"><text:span text:style-name="T2">- MEQ</text:span></text:p>
                    <text:p text:style-name="P6"><text:span text:style-name="T2">- OSCE</text:span></text:p>
                  </text:list-header>
                </text:list>
              </table:table-cell>
              <table:table-cell table:style-name="ce163">
                <text:list text:continue-numbering="true" text:style-name="L4">
                  <text:list-header>
                    <text:p text:style-name="P3"><text:span text:style-name="T2"/></text:p>
                    <text:p text:style-name="P3"><text:span text:style-name="T2">20</text:span></text:p>
                    <text:p text:style-name="P4"><text:span text:style-name="T2">1</text:span></text:p>
                  </text:list-header>
                </text:list>
              </table:table-cell>
              <table:table-cell table:style-name="ce164">
                <text:list text:continue-numbering="true" text:style-name="L4">
                  <text:list-header>
                    <text:p text:style-name="P3"><text:span text:style-name="T2">15%</text:span></text:p>
                    <text:p text:style-name="P3"><text:span text:style-name="T2">10%</text:span></text:p>
                    <text:p text:style-name="P4"><text:span text:style-name="T2"><text:s text:c="2"/></text:span><text:span text:style-name="T2">5%</text:span></text:p>
                  </text:list-header>
                </text:list>
              </table:table-cell>
              <table:table-cell table:style-name="ce165">
                <text:list text:continue-numbering="true" text:style-name="L4">
                  <text:list-header>
                    <text:p text:style-name="P3"><text:span text:style-name="T2">MCQ</text:span></text:p>
                    <text:p text:style-name="P4"><text:span text:style-name="T2">MEQ</text:span></text:p>
                    <text:p text:style-name="P4"><text:span text:style-name="T2">OSCE</text:span></text:p>
                  </text:list-header>
                </text:list>
              </table:table-cell>
              <table:table-cell table:style-name="ce166">
                <text:list text:continue-numbering="true" text:style-name="L4">
                  <text:list-header>
                    <text:p text:style-name="P3"><text:span text:style-name="T2">30</text:span></text:p>
                    <text:p text:style-name="P4"><text:span text:style-name="T2">2</text:span></text:p>
                    <text:p text:style-name="P4"><text:span text:style-name="T2">2</text:span></text:p>
                  </text:list-header>
                </text:list>
              </table:table-cell>
              <table:table-cell table:style-name="ce167">
                <text:list text:continue-numbering="true" text:style-name="L4">
                  <text:list-header>
                    <text:p text:style-name="P3"><text:span text:style-name="T2">40%</text:span></text:p>
                    <text:p text:style-name="P4"><text:span text:style-name="T2">10%</text:span></text:p>
                    <text:p text:style-name="P4"><text:span text:style-name="T2">10%</text:span></text:p>
                    <text:p text:style-name="P4"><text:span text:style-name="T2">10%</text:span></text:p>
                  </text:list-header>
                </text:list>
              </table:table-cell>
              <table:table-cell table:style-name="ce168">
                <text:list text:continue-numbering="true" text:style-name="L4">
                  <text:list-header>
                    <text:p text:style-name="P3"><text:span text:style-name="T2">70%</text:span></text:p>
                  </text:list-header>
                </text:list>
              </table:table-cell>
              <table:table-cell table:style-name="ce169">
                <text:list text:continue-numbering="true" text:style-name="L4">
                  <text:list-header>
                    <text:p text:style-name="P3"><text:span text:style-name="T2">100%</text:span></text:p>
                  </text:list-header>
                </text:list>
              </table:table-cell>
            </table:table-row>
            <table:table-row table:style-name="ro14">
              <table:table-cell table:style-name="ce170">
                <text:list text:continue-numbering="true" text:style-name="L4">
                  <text:list-header>
                    <text:p text:style-name="P3"><text:span text:style-name="T2">MACH 2114</text:span></text:p>
                  </text:list-header>
                </text:list>
              </table:table-cell>
              <table:table-cell table:style-name="ce171">
                <text:list text:continue-numbering="true" text:style-name="L4">
                  <text:list-header>
                    <text:p text:style-name="P5"><text:span text:style-name="T2">Ujian:</text:span></text:p>
                    <text:p text:style-name="P6"><text:span text:style-name="T2">- MCQ</text:span></text:p>
                    <text:p text:style-name="P6"><text:span text:style-name="T2">- MEQ</text:span></text:p>
                    <text:p text:style-name="P6"><text:span text:style-name="T2">- TUGASAN</text:span></text:p>
                  </text:list-header>
                </text:list>
              </table:table-cell>
              <table:table-cell table:style-name="ce172">
                <text:list text:continue-numbering="true" text:style-name="L4">
                  <text:list-header>
                    <text:p text:style-name="P3"><text:span text:style-name="T2"/></text:p>
                    <text:p text:style-name="P3"><text:span text:style-name="T2">20</text:span></text:p>
                    <text:p text:style-name="P4"><text:span text:style-name="T2">1</text:span></text:p>
                  </text:list-header>
                </text:list>
              </table:table-cell>
              <table:table-cell table:style-name="ce173">
                <text:list text:continue-numbering="true" text:style-name="L4">
                  <text:list-header>
                    <text:p text:style-name="P3"><text:span text:style-name="T2">15%</text:span></text:p>
                    <text:p text:style-name="P3"><text:span text:style-name="T2">10%</text:span></text:p>
                    <text:p text:style-name="P4"><text:span text:style-name="T2"><text:s text:c="2"/></text:span><text:span text:style-name="T2">5%</text:span></text:p>
                  </text:list-header>
                </text:list>
              </table:table-cell>
              <table:table-cell table:style-name="ce174">
                <text:list text:continue-numbering="true" text:style-name="L4">
                  <text:list-header>
                    <text:p text:style-name="P3"><text:span text:style-name="T2">MCQ</text:span></text:p>
                    <text:p text:style-name="P4"><text:span text:style-name="T2">MEQ</text:span></text:p>
                  </text:list-header>
                </text:list>
              </table:table-cell>
              <table:table-cell table:style-name="ce175">
                <text:list text:continue-numbering="true" text:style-name="L4">
                  <text:list-header>
                    <text:p text:style-name="P3"><text:span text:style-name="T2">45</text:span></text:p>
                    <text:p text:style-name="P4"><text:span text:style-name="T2">3</text:span></text:p>
                  </text:list-header>
                </text:list>
              </table:table-cell>
              <table:table-cell table:style-name="ce176">
                <text:list text:continue-numbering="true" text:style-name="L4">
                  <text:list-header>
                    <text:p text:style-name="P3"><text:span text:style-name="T2">40%</text:span></text:p>
                    <text:p text:style-name="P4"><text:span text:style-name="T2">10%</text:span></text:p>
                    <text:p text:style-name="P4"><text:span text:style-name="T2">20%</text:span></text:p>
                  </text:list-header>
                </text:list>
              </table:table-cell>
              <table:table-cell table:style-name="ce177">
                <text:list text:continue-numbering="true" text:style-name="L4">
                  <text:list-header>
                    <text:p text:style-name="P3"><text:span text:style-name="T2">70%</text:span></text:p>
                  </text:list-header>
                </text:list>
              </table:table-cell>
              <table:table-cell table:style-name="ce178">
                <text:list text:continue-numbering="true" text:style-name="L4">
                  <text:list-header>
                    <text:p text:style-name="P3"><text:span text:style-name="T2">100%</text:span></text:p>
                  </text:list-header>
                </text:list>
              </table:table-cell>
            </table:table-row>
            <table:table-row table:style-name="ro15">
              <table:table-cell table:style-name="ce179">
                <text:list text:continue-numbering="true" text:style-name="L4">
                  <text:list-header>
                    <text:p text:style-name="P3"><text:span text:style-name="T2">MANS 2113</text:span></text:p>
                  </text:list-header>
                </text:list>
              </table:table-cell>
              <table:table-cell table:style-name="ce180">
                <text:list text:continue-numbering="true" text:style-name="L4">
                  <text:list-header>
                    <text:p text:style-name="P5"><text:span text:style-name="T2">Ujian:</text:span></text:p>
                    <text:p text:style-name="P6"><text:span text:style-name="T2">- MCQ</text:span></text:p>
                    <text:p text:style-name="P6"><text:span text:style-name="T2">- MEQ</text:span></text:p>
                    <text:p text:style-name="P6"><text:span text:style-name="T2">- OSCE</text:span></text:p>
                  </text:list-header>
                </text:list>
              </table:table-cell>
              <table:table-cell table:style-name="ce181">
                <text:list text:continue-numbering="true" text:style-name="L4">
                  <text:list-header>
                    <text:p text:style-name="P3"><text:span text:style-name="T2"/></text:p>
                    <text:p text:style-name="P3"><text:span text:style-name="T2">20</text:span></text:p>
                    <text:p text:style-name="P4"><text:span text:style-name="T2">1</text:span></text:p>
                  </text:list-header>
                </text:list>
              </table:table-cell>
              <table:table-cell table:style-name="ce182">
                <text:list text:continue-numbering="true" text:style-name="L4">
                  <text:list-header>
                    <text:p text:style-name="P3"><text:span text:style-name="T2">15%</text:span></text:p>
                    <text:p text:style-name="P3"><text:span text:style-name="T2">10%</text:span></text:p>
                    <text:p text:style-name="P4"><text:span text:style-name="T2"><text:s text:c="2"/></text:span><text:span text:style-name="T2">5%</text:span></text:p>
                  </text:list-header>
                </text:list>
              </table:table-cell>
              <table:table-cell table:style-name="ce183">
                <text:list text:continue-numbering="true" text:style-name="L4">
                  <text:list-header>
                    <text:p text:style-name="P3"><text:span text:style-name="T2">MCQ</text:span></text:p>
                    <text:p text:style-name="P4"><text:span text:style-name="T2">MEQ</text:span></text:p>
                    <text:p text:style-name="P4"><text:span text:style-name="T2">OSCE</text:span></text:p>
                  </text:list-header>
                </text:list>
              </table:table-cell>
              <table:table-cell table:style-name="ce184">
                <text:list text:continue-numbering="true" text:style-name="L4">
                  <text:list-header>
                    <text:p text:style-name="P3"><text:span text:style-name="T2">45</text:span></text:p>
                    <text:p text:style-name="P4"><text:span text:style-name="T2">2</text:span></text:p>
                    <text:p text:style-name="P4"><text:span text:style-name="T2">2</text:span></text:p>
                  </text:list-header>
                </text:list>
              </table:table-cell>
              <table:table-cell table:style-name="ce185">
                <text:list text:continue-numbering="true" text:style-name="L4">
                  <text:list-header>
                    <text:p text:style-name="P3"><text:span text:style-name="T2">30%</text:span></text:p>
                    <text:p text:style-name="P4"><text:span text:style-name="T2">10%</text:span></text:p>
                    <text:p text:style-name="P4"><text:span text:style-name="T2">20%</text:span></text:p>
                    <text:p text:style-name="P4"><text:span text:style-name="T2">10%</text:span></text:p>
                  </text:list-header>
                </text:list>
              </table:table-cell>
              <table:table-cell table:style-name="ce186">
                <text:list text:continue-numbering="true" text:style-name="L4">
                  <text:list-header>
                    <text:p text:style-name="P3"><text:span text:style-name="T2">70%</text:span></text:p>
                  </text:list-header>
                </text:list>
              </table:table-cell>
              <table:table-cell table:style-name="ce187">
                <text:list text:continue-numbering="true" text:style-name="L4">
                  <text:list-header>
                    <text:p text:style-name="P3"><text:span text:style-name="T2">100%</text:span></text:p>
                  </text:list-header>
                </text:list>
              </table:table-cell>
            </table:table-row>
            <table:table-row table:style-name="ro14">
              <table:table-cell table:style-name="ce188">
                <text:list text:continue-numbering="true" text:style-name="L4">
                  <text:list-header>
                    <text:p text:style-name="P3"><text:span text:style-name="T2">MAEM 2112</text:span></text:p>
                  </text:list-header>
                </text:list>
              </table:table-cell>
              <table:table-cell table:style-name="ce189">
                <text:list text:continue-numbering="true" text:style-name="L4">
                  <text:list-header>
                    <text:p text:style-name="P5"><text:span text:style-name="T2">Ujian:</text:span></text:p>
                    <text:p text:style-name="P6"><text:span text:style-name="T2">- MCQ</text:span></text:p>
                    <text:p text:style-name="P6"><text:span text:style-name="T2">- MEQ</text:span></text:p>
                    <text:p text:style-name="P6"><text:span text:style-name="T2">- OSCE</text:span></text:p>
                  </text:list-header>
                </text:list>
              </table:table-cell>
              <table:table-cell table:style-name="ce190">
                <text:list text:continue-numbering="true" text:style-name="L4">
                  <text:list-header>
                    <text:p text:style-name="P3"><text:span text:style-name="T2"/></text:p>
                    <text:p text:style-name="P3"><text:span text:style-name="T2">20</text:span></text:p>
                    <text:p text:style-name="P4"><text:span text:style-name="T2">1</text:span></text:p>
                  </text:list-header>
                </text:list>
              </table:table-cell>
              <table:table-cell table:style-name="ce191">
                <text:list text:continue-numbering="true" text:style-name="L4">
                  <text:list-header>
                    <text:p text:style-name="P3"><text:span text:style-name="T2">15%</text:span></text:p>
                    <text:p text:style-name="P3"><text:span text:style-name="T2">10%</text:span></text:p>
                    <text:p text:style-name="P4"><text:span text:style-name="T2"><text:s text:c="2"/></text:span><text:span text:style-name="T2">5%</text:span></text:p>
                  </text:list-header>
                </text:list>
              </table:table-cell>
              <table:table-cell table:style-name="ce192">
                <text:list text:continue-numbering="true" text:style-name="L4">
                  <text:list-header>
                    <text:p text:style-name="P3"><text:span text:style-name="T2">MCQ</text:span></text:p>
                    <text:p text:style-name="P4"><text:span text:style-name="T2">MEQ</text:span></text:p>
                    <text:p text:style-name="P4"><text:span text:style-name="T2">OSCE</text:span></text:p>
                  </text:list-header>
                </text:list>
              </table:table-cell>
              <table:table-cell table:style-name="ce193">
                <text:list text:continue-numbering="true" text:style-name="L4">
                  <text:list-header>
                    <text:p text:style-name="P3"><text:span text:style-name="T2">30</text:span></text:p>
                    <text:p text:style-name="P4"><text:span text:style-name="T2">2</text:span></text:p>
                    <text:p text:style-name="P4"><text:span text:style-name="T2">2</text:span></text:p>
                  </text:list-header>
                </text:list>
              </table:table-cell>
              <table:table-cell table:style-name="ce194">
                <text:list text:continue-numbering="true" text:style-name="L4">
                  <text:list-header>
                    <text:p text:style-name="P3"><text:span text:style-name="T2">30%</text:span></text:p>
                    <text:p text:style-name="P4"><text:span text:style-name="T2">10%</text:span></text:p>
                    <text:p text:style-name="P4"><text:span text:style-name="T2">20%</text:span></text:p>
                    <text:p text:style-name="P4"><text:span text:style-name="T2">10%</text:span></text:p>
                  </text:list-header>
                </text:list>
              </table:table-cell>
              <table:table-cell table:style-name="ce195">
                <text:list text:continue-numbering="true" text:style-name="L4">
                  <text:list-header>
                    <text:p text:style-name="P3"><text:span text:style-name="T2">70%</text:span></text:p>
                  </text:list-header>
                </text:list>
              </table:table-cell>
              <table:table-cell table:style-name="ce196">
                <text:list text:continue-numbering="true" text:style-name="L4">
                  <text:list-header>
                    <text:p text:style-name="P3"><text:span text:style-name="T2">100%</text:span></text:p>
                  </text:list-header>
                </text:list>
              </table:table-cell>
            </table:table-row>
            <table:table-row table:style-name="ro16">
              <table:table-cell table:style-name="ce197">
                <text:list text:continue-numbering="true" text:style-name="L4">
                  <text:list-header>
                    <text:p text:style-name="P3"><text:span text:style-name="T2">MACP 2113</text:span></text:p>
                  </text:list-header>
                </text:list>
              </table:table-cell>
              <table:table-cell table:style-name="ce198">
                <text:list text:continue-numbering="true" text:style-name="L4">
                  <text:list-header>
                    <text:p text:style-name="P5"><text:span text:style-name="T2">Ujian:</text:span></text:p>
                    <text:p text:style-name="P6"><text:span text:style-name="T2">- MCQ</text:span></text:p>
                    <text:p text:style-name="P6"><text:span text:style-name="T2">- MEQ</text:span></text:p>
                  </text:list-header>
                </text:list>
              </table:table-cell>
              <table:table-cell table:style-name="ce199">
                <text:list text:continue-numbering="true" text:style-name="L4">
                  <text:list-header>
                    <text:p text:style-name="P3"><text:span text:style-name="T2"/></text:p>
                    <text:p text:style-name="P3"><text:span text:style-name="T2">20</text:span></text:p>
                    <text:p text:style-name="P4"><text:span text:style-name="T2">1</text:span></text:p>
                  </text:list-header>
                </text:list>
              </table:table-cell>
              <table:table-cell table:style-name="ce200">
                <text:list text:continue-numbering="true" text:style-name="L4">
                  <text:list-header>
                    <text:p text:style-name="P3"><text:span text:style-name="T2">15%</text:span></text:p>
                    <text:p text:style-name="P3"><text:span text:style-name="T2">10%</text:span></text:p>
                    <text:p text:style-name="P4"><text:span text:style-name="T2"><text:s text:c="2"/></text:span><text:span text:style-name="T2">5%</text:span></text:p>
                  </text:list-header>
                </text:list>
              </table:table-cell>
              <table:table-cell table:style-name="ce201">
                <text:list text:continue-numbering="true" text:style-name="L4">
                  <text:list-header>
                    <text:p text:style-name="P3"><text:span text:style-name="T2">MCQ</text:span></text:p>
                    <text:p text:style-name="P4"><text:span text:style-name="T2">MEQ</text:span></text:p>
                  </text:list-header>
                </text:list>
              </table:table-cell>
              <table:table-cell table:style-name="ce202">
                <text:list text:continue-numbering="true" text:style-name="L4">
                  <text:list-header>
                    <text:p text:style-name="P3"><text:span text:style-name="T2">30</text:span></text:p>
                    <text:p text:style-name="P4"><text:span text:style-name="T2">2</text:span></text:p>
                  </text:list-header>
                </text:list>
              </table:table-cell>
              <table:table-cell table:style-name="ce203">
                <text:list text:continue-numbering="true" text:style-name="L4">
                  <text:list-header>
                    <text:p text:style-name="P3"><text:span text:style-name="T2">40%</text:span></text:p>
                    <text:p text:style-name="P4"><text:span text:style-name="T2">30%</text:span></text:p>
                  </text:list-header>
                </text:list>
              </table:table-cell>
              <table:table-cell table:style-name="ce204">
                <text:list text:continue-numbering="true" text:style-name="L4">
                  <text:list-header>
                    <text:p text:style-name="P3"><text:span text:style-name="T2">70%</text:span></text:p>
                  </text:list-header>
                </text:list>
              </table:table-cell>
              <table:table-cell table:style-name="ce205">
                <text:list text:continue-numbering="true" text:style-name="L4">
                  <text:list-header>
                    <text:p text:style-name="P3"><text:span text:style-name="T2">100%</text:span></text:p>
                  </text:list-header>
                </text:list>
              </table:table-cell>
            </table:table-row>
            <table:table-row table:style-name="ro17">
              <table:table-cell table:style-name="ce206">
                <text:list text:continue-numbering="true" text:style-name="L4">
                  <text:list-header>
                    <text:p text:style-name="P3"><text:span text:style-name="T2">MAOR 2113</text:span></text:p>
                  </text:list-header>
                </text:list>
              </table:table-cell>
              <table:table-cell table:style-name="ce207">
                <text:list text:continue-numbering="true" text:style-name="L4">
                  <text:list-header>
                    <text:p text:style-name="P5"><text:span text:style-name="T2">Ujian:</text:span></text:p>
                    <text:p text:style-name="P6"><text:span text:style-name="T2">- MCQ</text:span></text:p>
                    <text:p text:style-name="P6"><text:span text:style-name="T2">- MEQ</text:span></text:p>
                    <text:p text:style-name="P6"><text:span text:style-name="T2">- OSCE</text:span></text:p>
                  </text:list-header>
                </text:list>
              </table:table-cell>
              <table:table-cell table:style-name="ce208">
                <text:list text:continue-numbering="true" text:style-name="L4">
                  <text:list-header>
                    <text:p text:style-name="P3"><text:span text:style-name="T2"/></text:p>
                    <text:p text:style-name="P3"><text:span text:style-name="T2">20</text:span></text:p>
                    <text:p text:style-name="P4"><text:span text:style-name="T2">1</text:span></text:p>
                  </text:list-header>
                </text:list>
              </table:table-cell>
              <table:table-cell table:style-name="ce209">
                <text:list text:continue-numbering="true" text:style-name="L4">
                  <text:list-header>
                    <text:p text:style-name="P3"><text:span text:style-name="T2">15%</text:span></text:p>
                    <text:p text:style-name="P3"><text:span text:style-name="T2">10%</text:span></text:p>
                    <text:p text:style-name="P4"><text:span text:style-name="T2"><text:s text:c="2"/></text:span><text:span text:style-name="T2">5%</text:span></text:p>
                  </text:list-header>
                </text:list>
              </table:table-cell>
              <table:table-cell table:style-name="ce210">
                <text:list text:continue-numbering="true" text:style-name="L4">
                  <text:list-header>
                    <text:p text:style-name="P3"><text:span text:style-name="T2">MCQ</text:span></text:p>
                    <text:p text:style-name="P4"><text:span text:style-name="T2">MEQ</text:span></text:p>
                    <text:p text:style-name="P4"><text:span text:style-name="T2">MEQ</text:span></text:p>
                    <text:p text:style-name="P4"><text:span text:style-name="T2">OSCE</text:span></text:p>
                  </text:list-header>
                </text:list>
              </table:table-cell>
              <table:table-cell table:style-name="ce211">
                <text:list text:continue-numbering="true" text:style-name="L4">
                  <text:list-header>
                    <text:p text:style-name="P3"><text:span text:style-name="T2">30</text:span></text:p>
                    <text:p text:style-name="P4"><text:span text:style-name="T2">2</text:span></text:p>
                    <text:p text:style-name="P4"><text:span text:style-name="T2">2</text:span></text:p>
                    <text:p text:style-name="P4"><text:span text:style-name="T2">2</text:span></text:p>
                  </text:list-header>
                </text:list>
              </table:table-cell>
              <table:table-cell table:style-name="ce212">
                <text:list text:continue-numbering="true" text:style-name="L4">
                  <text:list-header>
                    <text:p text:style-name="P3"><text:span text:style-name="T2">30%</text:span></text:p>
                    <text:p text:style-name="P4"><text:span text:style-name="T2">10%</text:span></text:p>
                    <text:p text:style-name="P4"><text:span text:style-name="T2">20%</text:span></text:p>
                    <text:p text:style-name="P4"><text:span text:style-name="T2">10%</text:span></text:p>
                  </text:list-header>
                </text:list>
              </table:table-cell>
              <table:table-cell table:style-name="ce213">
                <text:list text:continue-numbering="true" text:style-name="L4">
                  <text:list-header>
                    <text:p text:style-name="P3"><text:span text:style-name="T2">70%</text:span></text:p>
                  </text:list-header>
                </text:list>
              </table:table-cell>
              <table:table-cell table:style-name="ce214">
                <text:list text:continue-numbering="true" text:style-name="L4">
                  <text:list-header>
                    <text:p text:style-name="P3"><text:span text:style-name="T2">100%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cm" svg:height="11.139cm" svg:x="3.5cm" svg:y="2.226cm" draw:page-number="4" presentation:class="page"/>
          <draw:frame presentation:style-name="pr4" draw:text-style-name="P7" draw:layer="layout" svg:width="16.8cm" svg:height="13.367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MY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3-08-20T12:14:41</meta:creation-date>
    <dc:date>2013-08-20T12:17:16</dc:date>
    <meta:editing-duration>PT2M35S</meta:editing-duration>
    <meta:editing-cycles>1</meta:editing-cycles>
    <meta:document-statistic meta:object-count="37"/>
    <meta:generator>LibreOffice/3.3$Unix LibreOffice_project/330m19$Build-202</meta:generator>
  </office:meta>
</office:document-meta>
</file>